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  <style:font-face style:name="apple-system" svg:font-family="apple-system, BlinkMacSystemFont, 'Segoe UI', Roboto, 'Noto Sans', Ubuntu, 'Droid Sans', 'Helvetica Neue', sans-serif"/>
    <style:font-face style:name="var monospace" svg:font-family="'var monospace'"/>
  </office:font-face-decls>
  <office:automatic-styles>
    <style:style style:name="P1" style:family="paragraph" style:parent-style-name="Heading_20_1">
      <style:paragraph-properties fo:break-before="page"/>
      <style:text-properties style:font-name="Liberation Serif" fo:font-size="13pt" style:text-underline-style="none" fo:font-weight="bold" officeooo:rsid="00aba77e" officeooo:paragraph-rsid="000addb0" style:font-size-asian="13pt" style:font-size-complex="13pt"/>
    </style:style>
    <style:style style:name="P2" style:family="paragraph" style:parent-style-name="Heading_20_3">
      <style:paragraph-properties fo:break-before="page"/>
      <style:text-properties officeooo:paragraph-rsid="000addb0"/>
    </style:style>
    <style:style style:name="P3" style:family="paragraph" style:parent-style-name="Preformatted_20_Text">
      <style:text-properties fo:font-variant="normal" fo:text-transform="none" fo:color="#333333" loext:opacity="100%" style:font-name="Liberation Serif" fo:font-size="11pt" fo:letter-spacing="normal" fo:language="es" fo:country="ES" fo:font-style="normal" fo:font-weight="normal" officeooo:rsid="00b858c0" officeooo:paragraph-rsid="0011017d" style:font-size-asian="11pt" style:font-weight-asian="normal" style:font-size-complex="11pt" style:font-weight-complex="normal" loext:padding="0cm" loext:border="none"/>
    </style:style>
    <style:style style:name="P4" style:family="paragraph" style:parent-style-name="Preformatted_20_Text">
      <style:text-properties fo:font-variant="normal" fo:text-transform="none" fo:color="#333333" loext:opacity="100%" style:font-name="Liberation Serif" fo:font-size="11pt" fo:letter-spacing="normal" fo:language="es" fo:country="ES" fo:font-style="normal" fo:font-weight="normal" officeooo:rsid="00b858c0" officeooo:paragraph-rsid="0015a70c" style:font-size-asian="11pt" style:font-weight-asian="normal" style:font-size-complex="11pt" style:font-weight-complex="normal" loext:padding="0cm" loext:border="none"/>
    </style:style>
    <style:style style:name="P5" style:family="paragraph" style:parent-style-name="Preformatted_20_Text">
      <style:text-properties fo:font-variant="normal" fo:text-transform="none" fo:color="#333333" loext:opacity="100%" style:font-name="Liberation Serif" fo:font-size="11pt" fo:letter-spacing="normal" fo:language="es" fo:country="ES" fo:font-style="normal" fo:font-weight="normal" officeooo:rsid="00cf1f02" officeooo:paragraph-rsid="0015a70c" style:font-size-asian="11pt" style:font-weight-asian="normal" style:font-size-complex="11pt" style:font-weight-complex="normal" loext:padding="0cm" loext:border="none"/>
    </style:style>
    <style:style style:name="P6" style:family="paragraph" style:parent-style-name="Preformatted_20_Text">
      <loext:graphic-properties draw:fill="solid" draw:fill-color="#f8f8f8" draw:opacity="100%"/>
      <style:paragraph-properties fo:margin-top="0.397cm" fo:margin-bottom="0.397cm" style:contextual-spacing="false" fo:text-align="start" style:justify-single-word="false" fo:orphans="2" fo:widows="2" fo:background-color="#f8f8f8" fo:padding-left="0.106cm" fo:padding-right="0cm" fo:padding-top="0.212cm" fo:padding-bottom="0.159cm" fo:border-left="0.06pt solid #e7eaed" fo:border-right="none" fo:border-top="0.06pt solid #e7eaed" fo:border-bottom="0.06pt solid #e7eaed"/>
      <style:text-properties fo:font-variant="normal" fo:text-transform="none" fo:color="#333333" loext:opacity="100%" style:font-name="Liberation Serif" fo:font-size="11pt" fo:letter-spacing="normal" fo:language="es" fo:country="ES" fo:font-style="normal" fo:font-weight="normal" style:font-size-asian="11pt" style:font-size-complex="11pt" loext:padding="0cm" loext:border="none"/>
    </style:style>
    <style:style style:name="P7" style:family="paragraph" style:parent-style-name="Preformatted_20_Text">
      <loext:graphic-properties draw:fill="solid" draw:fill-color="#f8f8f8" draw:opacity="100%"/>
      <style:paragraph-properties fo:margin-left="0cm" fo:margin-right="0cm" fo:margin-top="0.397cm" fo:margin-bottom="0.397cm" style:contextual-spacing="false" fo:text-align="start" style:justify-single-word="false" fo:orphans="2" fo:widows="2" fo:text-indent="0cm" style:auto-text-indent="false" fo:background-color="#f8f8f8" fo:padding-left="0.106cm" fo:padding-right="0cm" fo:padding-top="0.212cm" fo:padding-bottom="0.159cm" fo:border-left="0.06pt solid #e7eaed" fo:border-right="none" fo:border-top="0.06pt solid #e7eaed" fo:border-bottom="0.06pt solid #e7eaed"/>
      <style:text-properties fo:font-variant="normal" fo:text-transform="none" fo:color="#333333" loext:opacity="100%" style:font-name="Liberation Serif" fo:font-size="11pt" fo:letter-spacing="normal" fo:language="es" fo:country="ES" fo:font-style="normal" fo:font-weight="normal" style:font-size-asian="11pt" style:font-size-complex="11pt" loext:padding="0cm" loext:border="none"/>
    </style:style>
    <style:style style:name="P8" style:family="paragraph" style:parent-style-name="Preformatted_20_Text">
      <loext:graphic-properties draw:fill="solid" draw:fill-color="#f8f8f8" draw:opacity="100%"/>
      <style:paragraph-properties fo:margin-left="0cm" fo:margin-right="0cm" fo:margin-top="0.397cm" fo:margin-bottom="0.397cm" style:contextual-spacing="false" fo:text-align="start" style:justify-single-word="false" fo:orphans="2" fo:widows="2" fo:text-indent="0cm" style:auto-text-indent="false" fo:background-color="#f8f8f8" fo:padding-left="0.106cm" fo:padding-right="0cm" fo:padding-top="0.212cm" fo:padding-bottom="0.159cm" fo:border-left="0.06pt solid #e7eaed" fo:border-right="none" fo:border-top="0.06pt solid #e7eaed" fo:border-bottom="0.06pt solid #e7eaed"/>
      <style:text-properties fo:font-variant="normal" fo:text-transform="none" fo:color="#333333" loext:opacity="100%" style:font-name="Liberation Serif" fo:font-size="11pt" fo:letter-spacing="normal" fo:language="es" fo:country="ES" fo:font-style="normal" fo:font-weight="normal" officeooo:paragraph-rsid="0011017d" style:font-size-asian="11pt" style:font-size-complex="11pt" loext:padding="0cm" loext:border="none"/>
    </style:style>
    <style:style style:name="P9" style:family="paragraph" style:parent-style-name="Preformatted_20_Text">
      <style:text-properties fo:font-variant="normal" fo:text-transform="none" fo:color="#333333" loext:opacity="100%" style:font-name="Liberation Serif" fo:font-size="11pt" fo:letter-spacing="normal" fo:language="es" fo:country="ES" fo:font-style="normal" fo:font-weight="bold" officeooo:rsid="0011017d" officeooo:paragraph-rsid="0015a70c" style:font-size-asian="11pt" style:font-weight-asian="bold" style:font-size-complex="11pt" style:font-weight-complex="bold" loext:padding="0cm" loext:border="none"/>
    </style:style>
    <style:style style:name="P10" style:family="paragraph" style:parent-style-name="Preformatted_20_Text">
      <loext:graphic-properties draw:fill="solid" draw:fill-color="#f8f8f8" draw:opacity="100%"/>
      <style:paragraph-properties fo:margin-top="0.397cm" fo:margin-bottom="0.397cm" style:contextual-spacing="false" fo:text-align="start" style:justify-single-word="false" fo:orphans="2" fo:widows="2" fo:background-color="#f8f8f8" fo:padding-left="0.106cm" fo:padding-right="0cm" fo:padding-top="0.212cm" fo:padding-bottom="0.159cm" fo:border-left="0.06pt solid #e7eaed" fo:border-right="none" fo:border-top="0.06pt solid #e7eaed" fo:border-bottom="0.06pt solid #e7eaed"/>
      <style:text-properties fo:font-variant="normal" fo:text-transform="none" fo:color="#333333" loext:opacity="100%" style:font-name="Liberation Serif" fo:font-size="11pt" fo:letter-spacing="normal" style:font-size-asian="11pt" style:font-size-complex="11pt" loext:padding="0cm" loext:border="none"/>
    </style:style>
    <style:style style:name="P11" style:family="paragraph" style:parent-style-name="Preformatted_20_Text">
      <loext:graphic-properties draw:fill="solid" draw:fill-color="#f8f8f8" draw:opacity="100%"/>
      <style:paragraph-properties fo:margin-top="0.397cm" fo:margin-bottom="0.397cm" style:contextual-spacing="false" fo:text-align="start" style:justify-single-word="false" fo:orphans="2" fo:widows="2" fo:background-color="#f8f8f8" fo:padding-left="0.106cm" fo:padding-right="0cm" fo:padding-top="0.212cm" fo:padding-bottom="0.159cm" fo:border-left="0.06pt solid #e7eaed" fo:border-right="none" fo:border-top="0.06pt solid #e7eaed" fo:border-bottom="0.06pt solid #e7eaed"/>
      <style:text-properties fo:font-variant="normal" fo:text-transform="none" fo:color="#333333" loext:opacity="100%" style:font-name="Liberation Serif" fo:font-size="11pt" fo:letter-spacing="normal" fo:font-style="normal" fo:font-weight="normal" style:font-size-asian="11pt" style:font-size-complex="11pt" loext:padding="0cm" loext:border="none"/>
    </style:style>
    <style:style style:name="P12" style:family="paragraph" style:parent-style-name="Preformatted_20_Text">
      <loext:graphic-properties draw:fill="solid" draw:fill-color="#f8f8f8" draw:opacity="100%"/>
      <style:paragraph-properties fo:margin-left="0cm" fo:margin-right="0cm" fo:margin-top="0.397cm" fo:margin-bottom="0.397cm" style:contextual-spacing="false" fo:text-align="start" style:justify-single-word="false" fo:orphans="2" fo:widows="2" fo:text-indent="0cm" style:auto-text-indent="false" fo:background-color="#f8f8f8" fo:padding-left="0.106cm" fo:padding-right="0cm" fo:padding-top="0.212cm" fo:padding-bottom="0.159cm" fo:border-left="0.06pt solid #e7eaed" fo:border-right="none" fo:border-top="0.06pt solid #e7eaed" fo:border-bottom="0.06pt solid #e7eaed"/>
      <style:text-properties fo:font-variant="normal" fo:text-transform="none" fo:color="#333333" loext:opacity="100%" style:font-name="Liberation Serif" fo:font-size="11pt" fo:letter-spacing="normal" fo:font-style="normal" fo:font-weight="normal" officeooo:paragraph-rsid="001027a7" style:font-size-asian="11pt" style:font-size-complex="11pt" loext:padding="0cm" loext:border="none"/>
    </style:style>
    <style:style style:name="P13" style:family="paragraph" style:parent-style-name="Preformatted_20_Text">
      <loext:graphic-properties draw:fill="solid" draw:fill-color="#f8f8f8" draw:opacity="100%"/>
      <style:paragraph-properties fo:margin-top="0.397cm" fo:margin-bottom="0.397cm" style:contextual-spacing="false" fo:text-align="start" style:justify-single-word="false" fo:orphans="2" fo:widows="2" fo:background-color="#f8f8f8" fo:padding-left="0.106cm" fo:padding-right="0cm" fo:padding-top="0.212cm" fo:padding-bottom="0.159cm" fo:border-left="0.06pt solid #e7eaed" fo:border-right="none" fo:border-top="0.06pt solid #e7eaed" fo:border-bottom="0.06pt solid #e7eaed"/>
      <style:text-properties fo:font-variant="normal" fo:text-transform="none" fo:color="#aa5500" loext:opacity="100%" style:font-name="Liberation Serif" fo:font-size="11pt" fo:letter-spacing="normal" fo:language="es" fo:country="ES" fo:font-style="normal" fo:font-weight="normal" style:font-size-asian="11pt" style:font-size-complex="11pt" loext:padding="0cm" loext:border="none"/>
    </style:style>
    <style:style style:name="P14" style:family="paragraph" style:parent-style-name="Preformatted_20_Text">
      <style:text-properties fo:font-size="11pt" fo:font-weight="normal" officeooo:rsid="0015a70c" officeooo:paragraph-rsid="0015a70c" style:font-size-asian="11pt" style:font-weight-asian="normal" style:font-size-complex="11pt" style:font-weight-complex="normal"/>
    </style:style>
    <style:style style:name="P15" style:family="paragraph" style:parent-style-name="Preformatted_20_Text" style:list-style-name="L4">
      <loext:graphic-properties draw:fill="solid" draw:fill-color="#f8f8f8" draw:opacity="100%"/>
      <style:paragraph-properties fo:margin-top="0.397cm" fo:margin-bottom="0.397cm" style:contextual-spacing="false" fo:text-align="start" style:justify-single-word="false" fo:background-color="#f8f8f8" fo:padding-left="0.106cm" fo:padding-right="0cm" fo:padding-top="0.212cm" fo:padding-bottom="0.159cm" fo:border-left="0.06pt solid #e7eaed" fo:border-right="none" fo:border-top="0.06pt solid #e7eaed" fo:border-bottom="0.06pt solid #e7eaed"/>
      <style:text-properties style:font-name="Liberation Serif" fo:font-size="11pt" fo:language="es" fo:country="ES" style:font-size-asian="11pt" style:font-size-complex="11pt" loext:padding="0cm" loext:border="none"/>
    </style:style>
    <style:style style:name="P16" style:family="paragraph" style:parent-style-name="Standard">
      <style:text-properties fo:font-size="11pt" officeooo:rsid="000cdf63" officeooo:paragraph-rsid="0011017d" style:font-size-asian="11pt" style:font-size-complex="11pt"/>
    </style:style>
    <style:style style:name="P17" style:family="paragraph" style:parent-style-name="Standard">
      <style:text-properties fo:font-size="11pt" officeooo:rsid="000addb0" officeooo:paragraph-rsid="000addb0" style:font-size-asian="11pt" style:font-size-complex="11pt"/>
    </style:style>
    <style:style style:name="P18" style:family="paragraph" style:parent-style-name="Standard">
      <style:text-properties fo:font-size="11pt" style:text-underline-style="none" fo:font-weight="bold" officeooo:rsid="0020767a" officeooo:paragraph-rsid="0011017d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style:text-underline-style="none" officeooo:rsid="00365144" officeooo:paragraph-rsid="000addb0" style:font-size-asian="11pt" style:font-size-complex="11pt"/>
    </style:style>
    <style:style style:name="P20" style:family="paragraph" style:parent-style-name="Standard">
      <style:text-properties fo:font-size="11pt" fo:font-weight="normal" officeooo:rsid="000cdf63" officeooo:paragraph-rsid="0011017d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cf1f02" officeooo:paragraph-rsid="000addb0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e39e96" officeooo:paragraph-rsid="000addb0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bold" officeooo:rsid="000cdf63" officeooo:paragraph-rsid="000addb0" style:font-size-asian="11pt" style:font-weight-asian="bold" style:font-size-complex="11pt" style:font-weight-complex="bold"/>
    </style:style>
    <style:style style:name="P24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0cdf63" officeooo:paragraph-rsid="000addb0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20767a" officeooo:paragraph-rsid="000addb0" style:font-size-asian="11pt" style:font-weight-asian="normal" style:font-size-complex="11pt" style:font-weight-complex="normal"/>
    </style:style>
    <style:style style:name="P26" style:family="paragraph" style:parent-style-name="Standard">
      <style:text-properties fo:color="#8e86ae" loext:opacity="100%" style:font-name="Liberation Serif" fo:font-size="11pt" fo:font-weight="normal" officeooo:rsid="000cdf63" officeooo:paragraph-rsid="0011017d" style:font-size-asian="11pt" style:font-weight-asian="normal" style:font-size-complex="11pt" style:font-weight-complex="normal"/>
    </style:style>
    <style:style style:name="P27" style:family="paragraph" style:parent-style-name="Standard">
      <style:text-properties fo:color="#8e86ae" loext:opacity="100%" style:font-name="Liberation Serif" fo:font-size="11pt" style:text-underline-style="none" fo:font-weight="normal" officeooo:rsid="0038ab27" officeooo:paragraph-rsid="0011017d" style:font-size-asian="11pt" style:font-weight-asian="normal" style:font-size-complex="11pt" style:font-weight-complex="normal"/>
    </style:style>
    <style:style style:name="P28" style:family="paragraph" style:parent-style-name="Standard">
      <style:text-properties fo:color="#8e86ae" loext:opacity="100%" style:font-name="Liberation Serif" fo:font-size="11pt" style:text-underline-style="none" fo:font-weight="normal" officeooo:rsid="000cdf63" officeooo:paragraph-rsid="0011017d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use-window-font-color="true" loext:opacity="0%" fo:font-size="11pt" style:text-underline-style="none" fo:font-weight="bold" officeooo:rsid="000cdf63" officeooo:paragraph-rsid="000addb0" style:font-size-asian="11pt" style:font-weight-asian="bold" style:font-size-complex="11pt" style:font-weight-complex="bold"/>
    </style:style>
    <style:style style:name="P30" style:family="paragraph" style:parent-style-name="Standard">
      <style:text-properties style:use-window-font-color="true" loext:opacity="0%" style:font-name="Liberation Serif" fo:font-size="11pt" style:text-underline-style="none" fo:font-weight="normal" officeooo:rsid="000cdf63" officeooo:paragraph-rsid="000addb0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use-window-font-color="true" loext:opacity="0%" style:font-name="Liberation Serif" fo:font-size="11pt" fo:font-weight="normal" officeooo:rsid="000cdf63" officeooo:paragraph-rsid="0011017d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use-window-font-color="true" loext:opacity="0%" style:font-name="Liberation Serif" fo:font-size="11pt" fo:font-weight="normal" officeooo:rsid="000cdf63" officeooo:paragraph-rsid="001257c5" style:font-size-asian="11pt" style:font-weight-asian="normal" style:font-size-complex="11pt" style:font-weight-complex="normal"/>
    </style:style>
    <style:style style:name="P33" style:family="paragraph" style:parent-style-name="Standard">
      <style:text-properties officeooo:paragraph-rsid="000addb0"/>
    </style:style>
    <style:style style:name="P34" style:family="paragraph" style:parent-style-name="Standard">
      <style:text-properties style:font-name="Liberation Serif" fo:font-size="11pt" officeooo:rsid="000cdf63" officeooo:paragraph-rsid="000addb0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1pt" officeooo:rsid="000cdf63" officeooo:paragraph-rsid="000addb0" style:font-size-asian="11pt" style:font-size-complex="11pt"/>
    </style:style>
    <style:style style:name="P36" style:family="paragraph" style:parent-style-name="Standard">
      <style:text-properties style:font-name="Liberation Serif" fo:font-size="11pt" officeooo:rsid="000cdf63" officeooo:paragraph-rsid="001257c5" style:font-size-asian="11pt" style:font-size-complex="11pt"/>
    </style:style>
    <style:style style:name="P37" style:family="paragraph" style:parent-style-name="Standard">
      <style:text-properties style:font-name="Liberation Serif" fo:font-size="11pt" officeooo:rsid="000cdf63" officeooo:paragraph-rsid="0011017d" style:font-size-asian="11pt" style:font-size-complex="11pt"/>
    </style:style>
    <style:style style:name="P38" style:family="paragraph" style:parent-style-name="Standard">
      <style:text-properties style:font-name="Liberation Serif" fo:font-size="11pt" officeooo:rsid="0038ab27" officeooo:paragraph-rsid="000addb0" style:font-size-asian="11pt" style:font-size-complex="11pt"/>
    </style:style>
    <style:style style:name="P39" style:family="paragraph" style:parent-style-name="Standard">
      <style:paragraph-properties fo:break-before="page"/>
      <style:text-properties style:font-name="Liberation Serif" fo:font-size="11pt" officeooo:rsid="0038ab27" officeooo:paragraph-rsid="000addb0" style:font-size-asian="11pt" style:font-size-complex="11pt"/>
    </style:style>
    <style:style style:name="P40" style:family="paragraph" style:parent-style-name="Standard">
      <style:text-properties style:font-name="Liberation Serif" fo:font-size="11pt" officeooo:rsid="000addb0" officeooo:paragraph-rsid="000addb0" style:font-size-asian="11pt" style:font-size-complex="11pt"/>
    </style:style>
    <style:style style:name="P41" style:family="paragraph" style:parent-style-name="Standard">
      <style:text-properties style:font-name="Liberation Serif" fo:font-size="11pt" officeooo:rsid="000addb0" officeooo:paragraph-rsid="0011017d" style:font-size-asian="11pt" style:font-size-complex="11pt"/>
    </style:style>
    <style:style style:name="P42" style:family="paragraph" style:parent-style-name="Standard">
      <style:text-properties style:font-name="Liberation Serif" fo:font-size="11pt" officeooo:rsid="0020767a" officeooo:paragraph-rsid="000addb0" style:font-size-asian="11pt" style:font-size-complex="11pt"/>
    </style:style>
    <style:style style:name="P43" style:family="paragraph" style:parent-style-name="Standard">
      <style:text-properties style:font-name="Liberation Serif" fo:font-size="11pt" officeooo:rsid="0012688f" officeooo:paragraph-rsid="000addb0" style:font-size-asian="11pt" style:font-size-complex="11pt"/>
    </style:style>
    <style:style style:name="P44" style:family="paragraph" style:parent-style-name="Standard">
      <style:text-properties style:font-name="Liberation Serif" fo:font-size="11pt" officeooo:paragraph-rsid="000addb0" style:font-size-asian="11pt" style:font-size-complex="11pt"/>
    </style:style>
    <style:style style:name="P45" style:family="paragraph" style:parent-style-name="Standard" style:list-style-name="L2">
      <style:text-properties style:font-name="Liberation Serif" fo:font-size="11pt" officeooo:rsid="0017a655" officeooo:paragraph-rsid="0011017d" style:font-size-asian="11pt" style:font-size-complex="11pt"/>
    </style:style>
    <style:style style:name="P46" style:family="paragraph" style:parent-style-name="Standard">
      <style:text-properties style:font-name="Liberation Serif" fo:font-size="11pt" officeooo:rsid="0017a655" officeooo:paragraph-rsid="0011017d" style:font-size-asian="11pt" style:font-size-complex="11pt"/>
    </style:style>
    <style:style style:name="P47" style:family="paragraph" style:parent-style-name="Standard">
      <style:text-properties style:font-name="Liberation Serif" fo:font-size="11pt" officeooo:rsid="0021ff61" officeooo:paragraph-rsid="0011017d" style:font-size-asian="11pt" style:font-size-complex="11pt"/>
    </style:style>
    <style:style style:name="P48" style:family="paragraph" style:parent-style-name="Standard">
      <style:text-properties style:font-name="Liberation Serif" fo:font-size="11pt" officeooo:rsid="0021ff61" officeooo:paragraph-rsid="001257c5" style:font-size-asian="11pt" style:font-size-complex="11pt"/>
    </style:style>
    <style:style style:name="P49" style:family="paragraph" style:parent-style-name="Standard">
      <style:text-properties style:font-name="Liberation Serif" fo:font-size="11pt" officeooo:paragraph-rsid="0011017d" style:font-size-asian="11pt" style:font-size-complex="11pt"/>
    </style:style>
    <style:style style:name="P50" style:family="paragraph" style:parent-style-name="Standard">
      <style:text-properties style:font-name="Liberation Serif" fo:font-size="11pt" style:text-underline-style="none" officeooo:rsid="000addb0" officeooo:paragraph-rsid="000addb0" style:font-size-asian="11pt" style:font-size-complex="11pt"/>
    </style:style>
    <style:style style:name="P51" style:family="paragraph" style:parent-style-name="Standard">
      <style:text-properties style:font-name="Liberation Serif" fo:font-size="11pt" style:text-underline-style="none" officeooo:rsid="000cdf63" officeooo:paragraph-rsid="000addb0" style:font-size-asian="11pt" style:font-size-complex="11pt"/>
    </style:style>
    <style:style style:name="P52" style:family="paragraph" style:parent-style-name="Standard">
      <style:text-properties style:font-name="Liberation Serif" fo:font-size="11pt" style:text-underline-style="none" officeooo:rsid="001eb5ed" officeooo:paragraph-rsid="000addb0" style:font-size-asian="11pt" style:font-size-complex="11pt"/>
    </style:style>
    <style:style style:name="P53" style:family="paragraph" style:parent-style-name="Standard">
      <style:text-properties style:font-name="Liberation Serif" fo:font-size="11pt" style:text-underline-style="none" officeooo:rsid="001eb5ed" officeooo:paragraph-rsid="0011017d" style:font-size-asian="11pt" style:font-size-complex="11pt"/>
    </style:style>
    <style:style style:name="P54" style:family="paragraph" style:parent-style-name="Standard">
      <style:text-properties style:font-name="Liberation Serif" fo:font-size="11pt" style:text-underline-style="none" officeooo:rsid="001eb5ed" officeooo:paragraph-rsid="001257c5" style:font-size-asian="11pt" style:font-size-complex="11pt"/>
    </style:style>
    <style:style style:name="P55" style:family="paragraph" style:parent-style-name="Standard">
      <style:text-properties style:font-name="Liberation Serif" fo:font-size="11pt" style:text-underline-style="none" officeooo:rsid="0017a655" officeooo:paragraph-rsid="0011017d" style:font-size-asian="11pt" style:font-size-complex="11pt"/>
    </style:style>
    <style:style style:name="P56" style:family="paragraph" style:parent-style-name="Standard">
      <style:text-properties style:font-name="Liberation Serif" fo:font-size="11pt" style:text-underline-style="none" officeooo:rsid="0017a655" officeooo:paragraph-rsid="001257c5" style:font-size-asian="11pt" style:font-size-complex="11pt"/>
    </style:style>
    <style:style style:name="P57" style:family="paragraph" style:parent-style-name="Standard">
      <style:text-properties style:font-name="Liberation Serif" fo:font-size="11pt" style:text-underline-style="none" officeooo:rsid="0020ef63" officeooo:paragraph-rsid="0011017d" style:font-size-asian="11pt" style:font-size-complex="11pt"/>
    </style:style>
    <style:style style:name="P58" style:family="paragraph" style:parent-style-name="Standard">
      <style:text-properties style:font-name="Liberation Serif" fo:font-size="11pt" style:text-underline-style="none" officeooo:rsid="0020ef63" officeooo:paragraph-rsid="001257c5" style:font-size-asian="11pt" style:font-size-complex="11pt"/>
    </style:style>
    <style:style style:name="P59" style:family="paragraph" style:parent-style-name="Standard">
      <style:text-properties style:font-name="Liberation Serif" fo:font-size="11pt" style:text-underline-style="none" officeooo:rsid="0021ff61" officeooo:paragraph-rsid="000addb0" style:font-size-asian="11pt" style:font-size-complex="11pt"/>
    </style:style>
    <style:style style:name="P60" style:family="paragraph" style:parent-style-name="Standard">
      <style:text-properties style:font-name="Liberation Serif" fo:font-size="11pt" style:text-underline-style="none" officeooo:rsid="0021ff61" officeooo:paragraph-rsid="0011017d" style:font-size-asian="11pt" style:font-size-complex="11pt"/>
    </style:style>
    <style:style style:name="P61" style:family="paragraph" style:parent-style-name="Standard">
      <style:text-properties style:font-name="Liberation Serif" fo:font-size="11pt" style:text-underline-style="none" officeooo:rsid="0021ff61" officeooo:paragraph-rsid="001257c5" style:font-size-asian="11pt" style:font-size-complex="11pt"/>
    </style:style>
    <style:style style:name="P62" style:family="paragraph" style:parent-style-name="Standard">
      <style:text-properties style:font-name="Liberation Serif" fo:font-size="11pt" style:text-underline-style="none" officeooo:rsid="00365144" officeooo:paragraph-rsid="000addb0" style:font-size-asian="11pt" style:font-size-complex="11pt"/>
    </style:style>
    <style:style style:name="P63" style:family="paragraph" style:parent-style-name="Standard">
      <style:text-properties style:font-name="Liberation Serif" fo:font-size="11pt" style:text-underline-style="none" officeooo:rsid="00aba77e" officeooo:paragraph-rsid="000addb0" style:font-size-asian="11pt" style:font-size-complex="11pt"/>
    </style:style>
    <style:style style:name="P64" style:family="paragraph" style:parent-style-name="Standard">
      <style:text-properties style:font-name="Liberation Serif" fo:font-size="11pt" style:text-underline-style="none" officeooo:rsid="001257c5" officeooo:paragraph-rsid="001257c5" style:font-size-asian="11pt" style:font-size-complex="11pt"/>
    </style:style>
    <style:style style:name="P65" style:family="paragraph" style:parent-style-name="Standard">
      <style:text-properties style:font-name="Liberation Serif" fo:font-size="11pt" style:text-underline-style="none" officeooo:rsid="003a910a" officeooo:paragraph-rsid="000addb0" style:font-size-asian="11pt" style:font-size-complex="11pt"/>
    </style:style>
    <style:style style:name="P66" style:family="paragraph" style:parent-style-name="Standard">
      <style:text-properties style:font-name="Liberation Serif" fo:font-size="11pt" style:text-underline-style="none" fo:font-weight="normal" officeooo:rsid="0038ab27" officeooo:paragraph-rsid="000addb0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Liberation Serif" fo:font-size="11pt" style:text-underline-style="none" fo:font-weight="normal" officeooo:rsid="0038ab27" officeooo:paragraph-rsid="0011017d" style:font-size-asian="11pt" style:font-weight-asian="normal" style:font-size-complex="11pt" style:font-weight-complex="normal"/>
    </style:style>
    <style:style style:name="P68" style:family="paragraph" style:parent-style-name="Standard">
      <style:text-properties style:font-name="Liberation Serif" fo:font-size="11pt" style:text-underline-style="none" fo:font-weight="normal" officeooo:rsid="0047a9fe" officeooo:paragraph-rsid="000addb0" style:font-size-asian="11pt" style:font-weight-asian="normal" style:font-size-complex="11pt" style:font-weight-complex="normal"/>
    </style:style>
    <style:style style:name="P69" style:family="paragraph" style:parent-style-name="Standard">
      <style:text-properties style:font-name="Liberation Serif" fo:font-size="11pt" style:text-underline-style="none" fo:font-weight="normal" officeooo:rsid="000addb0" officeooo:paragraph-rsid="000addb0" style:font-size-asian="11pt" style:font-weight-asian="normal" style:font-size-complex="11pt" style:font-weight-complex="normal"/>
    </style:style>
    <style:style style:name="P70" style:family="paragraph" style:parent-style-name="Standard">
      <style:text-properties style:font-name="Liberation Serif" fo:font-size="11pt" style:text-underline-style="none" fo:font-weight="normal" officeooo:rsid="0021ff61" officeooo:paragraph-rsid="001257c5" style:font-size-asian="11pt" style:font-weight-asian="normal" style:font-size-complex="11pt" style:font-weight-complex="normal"/>
    </style:style>
    <style:style style:name="P71" style:family="paragraph" style:parent-style-name="Standard">
      <style:text-properties style:font-name="Liberation Serif" fo:font-size="11pt" style:text-underline-style="none" fo:font-weight="bold" officeooo:rsid="0017a655" officeooo:paragraph-rsid="0011017d" style:font-size-asian="11pt" style:font-weight-asian="bold" style:font-size-complex="11pt" style:font-weight-complex="bold"/>
    </style:style>
    <style:style style:name="P72" style:family="paragraph" style:parent-style-name="Standard">
      <style:text-properties style:font-name="Liberation Serif" fo:font-size="11pt" style:text-underline-style="none" fo:font-weight="bold" officeooo:rsid="00365144" officeooo:paragraph-rsid="000addb0" style:font-size-asian="11pt" style:font-weight-asian="bold" style:font-size-complex="11pt" style:font-weight-complex="bold"/>
    </style:style>
    <style:style style:name="P73" style:family="paragraph" style:parent-style-name="Standard">
      <style:text-properties style:font-name="Liberation Serif" fo:font-size="11pt" fo:font-weight="bold" officeooo:rsid="000cdf63" officeooo:paragraph-rsid="000addb0" style:font-size-asian="11pt" style:font-weight-asian="bold" style:font-size-complex="11pt" style:font-weight-complex="bold"/>
    </style:style>
    <style:style style:name="P74" style:family="paragraph" style:parent-style-name="Standard">
      <style:text-properties style:font-name="Liberation Serif" fo:font-size="11pt" fo:font-weight="bold" officeooo:paragraph-rsid="000addb0" style:font-size-asian="11pt" style:font-weight-asian="bold" style:font-size-complex="11pt" style:font-weight-complex="bold"/>
    </style:style>
    <style:style style:name="P75" style:family="paragraph" style:parent-style-name="Standard">
      <style:text-properties style:font-name="Liberation Serif" fo:font-size="11pt" fo:font-weight="bold" officeooo:rsid="0011017d" officeooo:paragraph-rsid="0011017d" style:font-size-asian="11pt" style:font-weight-asian="bold" style:font-size-complex="11pt" style:font-weight-complex="bold"/>
    </style:style>
    <style:style style:name="P76" style:family="paragraph" style:parent-style-name="Standard">
      <style:text-properties style:font-name="Liberation Serif" fo:font-size="11pt" fo:font-weight="bold" officeooo:paragraph-rsid="0011017d" style:font-size-asian="11pt" style:font-weight-asian="bold" style:font-size-complex="11pt" style:font-weight-complex="bold"/>
    </style:style>
    <style:style style:name="P77" style:family="paragraph" style:parent-style-name="Standard">
      <style:text-properties style:font-name="Liberation Serif" fo:font-size="11pt" fo:font-weight="normal" officeooo:rsid="000cdf63" officeooo:paragraph-rsid="000addb0" style:font-size-asian="11pt" style:font-weight-asian="normal" style:font-size-complex="11pt" style:font-weight-complex="normal"/>
    </style:style>
    <style:style style:name="P78" style:family="paragraph" style:parent-style-name="Standard">
      <style:text-properties style:font-name="Liberation Serif" fo:font-size="11pt" fo:font-weight="normal" officeooo:rsid="000cdf63" officeooo:paragraph-rsid="0011017d" style:font-size-asian="11pt" style:font-weight-asian="normal" style:font-size-complex="11pt" style:font-weight-complex="normal"/>
    </style:style>
    <style:style style:name="P79" style:family="paragraph" style:parent-style-name="Standard">
      <style:text-properties style:font-name="Liberation Serif" fo:font-size="11pt" fo:font-weight="normal" officeooo:rsid="00b858c0" officeooo:paragraph-rsid="0011017d" style:font-size-asian="11pt" style:font-weight-asian="normal" style:font-size-complex="11pt" style:font-weight-complex="normal"/>
    </style:style>
    <style:style style:name="P80" style:family="paragraph" style:parent-style-name="Standard">
      <style:text-properties style:font-name="Liberation Serif" fo:font-size="11pt" fo:font-weight="normal" officeooo:rsid="00cf1f02" officeooo:paragraph-rsid="000addb0" style:font-size-asian="11pt" style:font-weight-asian="normal" style:font-size-complex="11pt" style:font-weight-complex="normal"/>
    </style:style>
    <style:style style:name="P81" style:family="paragraph" style:parent-style-name="Standard">
      <style:text-properties style:font-name="Liberation Serif" fo:font-size="11pt" fo:font-weight="normal" officeooo:rsid="0030cc16" officeooo:paragraph-rsid="000addb0" style:font-size-asian="11pt" style:font-weight-asian="normal" style:font-size-complex="11pt" style:font-weight-complex="normal"/>
    </style:style>
    <style:style style:name="P82" style:family="paragraph" style:parent-style-name="Standard">
      <style:text-properties style:font-name="Liberation Serif" fo:font-size="11pt" fo:font-style="normal" style:text-underline-style="none" fo:font-weight="bold" officeooo:rsid="0017a655" officeooo:paragraph-rsid="001257c5" style:font-size-asian="11pt" style:font-style-asian="normal" style:font-weight-asian="bold" style:font-size-complex="11pt" style:font-style-complex="normal" style:font-weight-complex="bold"/>
    </style:style>
    <style:style style:name="P83" style:family="paragraph" style:parent-style-name="Standard">
      <style:text-properties officeooo:paragraph-rsid="001257c5"/>
    </style:style>
    <style:style style:name="P84" style:family="paragraph" style:parent-style-name="Standard">
      <style:text-properties officeooo:paragraph-rsid="00170876"/>
    </style:style>
    <style:style style:name="P85" style:family="paragraph" style:parent-style-name="Table_20_Contents">
      <style:text-properties style:font-name="Liberation Serif" fo:font-size="11pt" fo:font-weight="normal" officeooo:rsid="0028cc24" officeooo:paragraph-rsid="000addb0" style:font-size-asian="11pt" style:font-weight-asian="normal" style:font-size-complex="11pt" style:font-weight-complex="normal"/>
    </style:style>
    <style:style style:name="P86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333333" loext:opacity="100%" style:font-name="Liberation Serif" fo:font-size="11pt" fo:letter-spacing="normal" fo:font-style="normal" fo:font-weight="normal" style:font-size-asian="11pt" style:font-size-complex="11pt"/>
    </style:style>
    <style:style style:name="P87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333333" loext:opacity="100%" style:font-name="Liberation Serif" fo:font-size="11pt" fo:letter-spacing="normal" fo:font-style="normal" fo:font-weight="normal" officeooo:paragraph-rsid="0011017d" style:font-size-asian="11pt" style:font-size-complex="11pt"/>
    </style:style>
    <style:style style:name="P88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333333" loext:opacity="100%" style:font-name="Liberation Serif" fo:font-size="11pt" fo:letter-spacing="normal" fo:font-style="normal" fo:font-weight="normal" officeooo:paragraph-rsid="00142127" style:font-size-asian="11pt" style:font-size-complex="11pt"/>
    </style:style>
    <style:style style:name="P89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4" fo:widows="2" fo:text-indent="0cm" style:auto-text-indent="false" fo:padding="0cm" fo:border="none"/>
      <style:text-properties fo:font-variant="normal" fo:text-transform="none" fo:color="#333333" loext:opacity="100%" style:font-name="Liberation Serif" fo:font-size="11pt" fo:letter-spacing="normal" fo:font-style="normal" fo:font-weight="normal" style:font-size-asian="11pt" style:font-size-complex="11pt"/>
    </style:style>
    <style:style style:name="P90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333333" loext:opacity="100%" style:font-name="Liberation Serif" fo:font-size="11pt" fo:letter-spacing="normal" fo:font-style="normal" fo:font-weight="normal" officeooo:rsid="00142127" officeooo:paragraph-rsid="00142127" style:font-size-asian="11pt" style:font-size-complex="11pt"/>
    </style:style>
    <style:style style:name="P91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333333" loext:opacity="100%" style:font-name="Liberation Serif" fo:font-size="11pt" fo:letter-spacing="normal" fo:font-style="normal" fo:font-weight="normal" officeooo:rsid="0015a70c" officeooo:paragraph-rsid="0015a70c" style:font-size-asian="11pt" style:font-size-complex="11pt"/>
    </style:style>
    <style:style style:name="P92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333333" loext:opacity="100%" style:font-name="Liberation Serif" fo:font-size="11pt" fo:letter-spacing="normal" fo:font-style="normal" fo:font-weight="normal" officeooo:rsid="0011017d" officeooo:paragraph-rsid="0015a70c" style:font-size-asian="11pt" style:font-weight-asian="bold" style:font-size-complex="11pt" style:font-weight-complex="bold"/>
    </style:style>
    <style:style style:name="P93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333333" loext:opacity="100%" style:font-name="Liberation Serif" fo:font-size="11pt" fo:letter-spacing="normal" style:font-size-asian="11pt" style:font-size-complex="11pt"/>
    </style:style>
    <style:style style:name="P94" style:family="paragraph" style:parent-style-name="Text_20_body" style:list-style-name="L4">
      <style:paragraph-properties fo:margin-left="0cm" fo:margin-right="0cm" fo:margin-top="0cm" fo:margin-bottom="0cm" style:contextual-spacing="false" fo:orphans="4" fo:text-indent="0cm" style:auto-text-indent="false" fo:padding="0cm" fo:border="none"/>
      <style:text-properties style:font-name="Liberation Serif" fo:font-size="11pt" style:font-size-asian="11pt" style:font-size-complex="11pt"/>
    </style:style>
    <style:style style:name="P95" style:family="paragraph" style:parent-style-name="Text_20_body" style:list-style-name="L4">
      <style:paragraph-properties fo:padding="0cm" fo:border="none"/>
      <style:text-properties style:font-name="Liberation Serif" fo:font-size="11pt" style:font-size-asian="11pt" style:font-size-complex="11pt"/>
    </style:style>
    <style:style style:name="P96" style:family="paragraph" style:parent-style-name="Text_20_body">
      <style:text-properties style:font-name="Liberation Serif" fo:font-size="11pt" officeooo:paragraph-rsid="0011017d" style:font-size-asian="11pt" style:font-size-complex="11pt"/>
    </style:style>
    <style:style style:name="P9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767a"/>
    </style:style>
    <style:style style:name="T2" style:family="text">
      <style:text-properties officeooo:rsid="0030cc16"/>
    </style:style>
    <style:style style:name="T3" style:family="text">
      <style:text-properties officeooo:rsid="00281529"/>
    </style:style>
    <style:style style:name="T4" style:family="text">
      <style:text-properties officeooo:rsid="0010172b"/>
    </style:style>
    <style:style style:name="T5" style:family="text">
      <style:text-properties officeooo:rsid="0042666a"/>
    </style:style>
    <style:style style:name="T6" style:family="text">
      <style:text-properties officeooo:rsid="001be655"/>
    </style:style>
    <style:style style:name="T7" style:family="text">
      <style:text-properties officeooo:rsid="0024d2bc"/>
    </style:style>
    <style:style style:name="T8" style:family="text">
      <style:text-properties officeooo:rsid="0033da99"/>
    </style:style>
    <style:style style:name="T9" style:family="text">
      <style:text-properties officeooo:rsid="002015f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7a655" style:font-weight-asian="bold" style:font-weight-complex="bold"/>
    </style:style>
    <style:style style:name="T12" style:family="text">
      <style:text-properties fo:font-weight="bold" officeooo:rsid="000cb78d" style:font-weight-asian="bold" style:font-weight-complex="bold"/>
    </style:style>
    <style:style style:name="T13" style:family="text">
      <style:text-properties fo:font-weight="bold" officeooo:rsid="000addb0" style:font-weight-asian="bold" style:font-weight-complex="bold"/>
    </style:style>
    <style:style style:name="T14" style:family="text">
      <style:text-properties fo:font-weight="bold" officeooo:rsid="0010172b" style:font-weight-asian="bold" style:font-weight-complex="bold"/>
    </style:style>
    <style:style style:name="T15" style:family="text">
      <style:text-properties fo:font-weight="bold" officeooo:rsid="001be655" style:font-weight-asian="bold" style:font-weight-complex="bold"/>
    </style:style>
    <style:style style:name="T16" style:family="text">
      <style:text-properties fo:font-weight="bold" officeooo:rsid="001257c5" style:font-weight-asian="bold" style:font-weight-complex="bold"/>
    </style:style>
    <style:style style:name="T17" style:family="text">
      <style:text-properties fo:font-weight="bold" officeooo:rsid="0021ff61" style:font-weight-asian="bold" style:font-weight-complex="bold"/>
    </style:style>
    <style:style style:name="T18" style:family="text">
      <style:text-properties fo:font-weight="bold" officeooo:rsid="0020767a" style:font-weight-asian="bold" style:font-weight-complex="bold"/>
    </style:style>
    <style:style style:name="T19" style:family="text">
      <style:text-properties fo:font-weight="bold" officeooo:rsid="00666c80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bold" officeooo:rsid="0021ff61" style:font-weight-asian="bold" style:font-weight-complex="bold"/>
    </style:style>
    <style:style style:name="T23" style:family="text">
      <style:text-properties style:text-underline-style="none" fo:font-weight="bold" officeooo:rsid="000addb0" style:font-weight-asian="bold" style:font-weight-complex="bold"/>
    </style:style>
    <style:style style:name="T24" style:family="text">
      <style:text-properties style:text-underline-style="none" fo:font-weight="normal" officeooo:rsid="001257c5" style:font-weight-asian="normal" style:font-weight-complex="normal"/>
    </style:style>
    <style:style style:name="T25" style:family="text">
      <style:text-properties style:text-underline-style="none" officeooo:rsid="0020ef63"/>
    </style:style>
    <style:style style:name="T2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/>
    </style:style>
    <style:style style:name="T28" style:family="text">
      <style:text-properties officeooo:rsid="002f7b5a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officeooo:rsid="002e848f" style:text-blinking="false" fo:background-color="#ffffff" loext:char-shading-value="0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officeooo:rsid="0028cc24" style:text-blinking="false" fo:background-color="#ffffff" loext:char-shading-value="0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officeooo:rsid="00d8a89d" style:text-blinking="false" fo:background-color="#ffffff" loext:char-shading-value="0" style:font-weight-asian="normal" style:font-weight-complex="normal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officeooo:rsid="0028cc24" style:text-blinking="false" fo:background-color="#ffffff" loext:char-shading-value="0" style:font-weight-asian="normal" style:font-weight-complex="normal"/>
    </style:style>
    <style:style style:name="T33" style:family="text">
      <style:text-properties fo:font-variant="normal" fo:text-transform="none" style:use-window-font-color="true" loext:opacity="0%" fo:letter-spacing="normal" fo:font-style="normal" style:text-underline-style="none" fo:font-weight="normal" style:font-weight-asian="normal" style:font-weight-complex="normal"/>
    </style:style>
    <style:style style:name="T34" style:family="text">
      <style:text-properties fo:font-variant="normal" fo:text-transform="none" style:use-window-font-color="true" loext:opacity="0%" style:font-name="Liberation Serif" fo:letter-spacing="normal" fo:font-style="normal" style:text-underline-style="none" fo:font-weight="normal" style:font-weight-asian="normal" style:font-weight-complex="normal"/>
    </style:style>
    <style:style style:name="T35" style:family="text">
      <style:text-properties fo:font-variant="normal" fo:text-transform="none" style:use-window-font-color="true" loext:opacity="0%" style:font-name="Liberation Serif" fo:letter-spacing="normal" fo:font-style="normal" style:text-underline-style="none" fo:font-weight="normal" officeooo:rsid="00c9b4a6" style:font-weight-asian="normal" style:font-weight-complex="normal"/>
    </style:style>
    <style:style style:name="T36" style:family="text">
      <style:text-properties fo:font-variant="normal" fo:text-transform="none" style:use-window-font-color="true" loext:opacity="0%" style:font-name="Liberation Serif" fo:letter-spacing="normal" fo:font-style="normal" style:text-underline-style="none" fo:font-weight="normal" officeooo:rsid="005ad6e9" style:font-weight-asian="normal" style:font-weight-complex="normal"/>
    </style:style>
    <style:style style:name="T37" style:family="text">
      <style:text-properties fo:font-variant="normal" fo:text-transform="none" style:use-window-font-color="true" loext:opacity="0%" style:font-name="Liberation Serif" fo:letter-spacing="normal" fo:font-style="normal" style:text-underline-style="none" fo:font-weight="normal" officeooo:rsid="00682d3d" style:font-weight-asian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erif" fo:letter-spacing="normal" fo:font-style="normal" style:text-underline-style="none" fo:font-weight="normal" officeooo:rsid="0020767a" style:font-weight-asian="normal" style:font-weight-complex="normal"/>
    </style:style>
    <style:style style:name="T39" style:family="text">
      <style:text-properties fo:font-variant="normal" fo:text-transform="none" style:use-window-font-color="true" loext:opacity="0%" style:font-name="Liberation Serif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5b1c4f" style:font-weight-asian="normal" style:font-weight-complex="normal"/>
    </style:style>
    <style:style style:name="T41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668766" style:font-weight-asian="normal" style:font-weight-complex="normal"/>
    </style:style>
    <style:style style:name="T42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b723c8" style:font-weight-asian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5ad6e9" style:font-weight-asian="normal" style:font-weight-complex="normal"/>
    </style:style>
    <style:style style:name="T44" style:family="text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20767a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c8792c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5ad6e9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style:use-window-font-color="true" loext:opacity="0%" style:font-name="Liberation Serif" fo:font-size="11pt" fo:letter-spacing="normal" fo:font-style="normal" style:text-underline-style="none" fo:font-weight="normal" officeooo:rsid="00682d3d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8e86ae" loext:opacity="100%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49" style:family="text">
      <style:text-properties fo:font-variant="normal" fo:text-transform="none" fo:color="#8e86ae" loext:opacity="100%" style:text-line-through-style="none" style:text-line-through-type="none" style:font-name="Liberation Serif" fo:letter-spacing="normal" fo:font-style="normal" style:text-underline-style="none" fo:font-weight="normal" officeooo:rsid="0020767a" style:text-blinking="false" fo:background-color="#ffffff" loext:char-shading-value="0" style:font-weight-asian="normal" style:font-weight-complex="normal"/>
    </style:style>
    <style:style style:name="T50" style:family="text">
      <style:text-properties fo:font-variant="normal" fo:text-transform="none" style:text-line-through-style="none" style:text-line-through-type="none" fo:letter-spacing="normal" fo:font-style="normal" style:text-underline-style="none" officeooo:rsid="0022c475" style:text-blinking="false" fo:background-color="#ffffff" loext:char-shading-value="0"/>
    </style:style>
    <style:style style:name="T51" style:family="text">
      <style:text-properties fo:font-variant="normal" fo:text-transform="none" style:text-line-through-style="none" style:text-line-through-type="none" fo:letter-spacing="normal" fo:font-style="normal" style:text-underline-style="none" officeooo:rsid="00218fd2" style:text-blinking="false" fo:background-color="#ffffff" loext:char-shading-value="0"/>
    </style:style>
    <style:style style:name="T52" style:family="text">
      <style:text-properties fo:font-variant="normal" fo:text-transform="none" style:text-line-through-style="none" style:text-line-through-type="none" fo:letter-spacing="normal" fo:font-style="normal" style:text-underline-style="none" officeooo:rsid="00257ec4" style:text-blinking="false" fo:background-color="#ffffff" loext:char-shading-value="0"/>
    </style:style>
    <style:style style:name="T53" style:family="text">
      <style:text-properties fo:font-variant="normal" fo:text-transform="none" style:text-line-through-style="none" style:text-line-through-type="none" fo:letter-spacing="normal" fo:font-style="normal" style:text-underline-style="none" officeooo:rsid="00238817" style:text-blinking="false" fo:background-color="#ffffff" loext:char-shading-value="0"/>
    </style:style>
    <style:style style:name="T54" style:family="text">
      <style:text-properties fo:font-variant="normal" fo:text-transform="none" style:text-line-through-style="none" style:text-line-through-type="none" fo:letter-spacing="normal" fo:font-style="normal" style:text-underline-style="none" officeooo:rsid="00369e90" style:text-blinking="false" fo:background-color="#ffffff" loext:char-shading-value="0"/>
    </style:style>
    <style:style style:name="T55" style:family="text">
      <style:text-properties fo:font-variant="normal" fo:text-transform="none" style:text-line-through-style="none" style:text-line-through-type="none" fo:letter-spacing="normal" fo:font-style="normal" style:text-underline-style="none" officeooo:rsid="003343f9" style:text-blinking="false" fo:background-color="#ffffff" loext:char-shading-value="0"/>
    </style:style>
    <style:style style:name="T56" style:family="text">
      <style:text-properties fo:font-variant="normal" fo:text-transform="none" style:text-line-through-style="none" style:text-line-through-type="none" fo:letter-spacing="normal" fo:font-style="normal" officeooo:rsid="00424bab" style:text-blinking="false" fo:background-color="#ffffff" loext:char-shading-value="0"/>
    </style:style>
    <style:style style:name="T57" style:family="text">
      <style:text-properties fo:font-variant="normal" fo:text-transform="none" style:text-line-through-style="none" style:text-line-through-type="none" fo:letter-spacing="normal" fo:font-style="normal" officeooo:rsid="003f1f1c" style:text-blinking="false" fo:background-color="#ffffff" loext:char-shading-value="0"/>
    </style:style>
    <style:style style:name="T58" style:family="text">
      <style:text-properties fo:font-variant="normal" fo:text-transform="none" fo:color="#333333" loext:opacity="100%" fo:letter-spacing="normal"/>
    </style:style>
    <style:style style:name="T59" style:family="text">
      <style:text-properties fo:font-variant="normal" fo:text-transform="none" fo:color="#333333" loext:opacity="100%" style:font-name="Liberation Serif" fo:letter-spacing="normal" fo:language="es" fo:country="ES" fo:font-style="normal" loext:padding="0cm" loext:border="none"/>
    </style:style>
    <style:style style:name="T60" style:family="text">
      <style:text-properties fo:font-variant="normal" fo:text-transform="none" fo:color="#333333" loext:opacity="100%" style:font-name="Liberation Serif" fo:font-size="11pt" fo:letter-spacing="normal" fo:font-style="normal" fo:font-weight="normal" style:font-size-asian="11pt" style:font-size-complex="11pt"/>
    </style:style>
    <style:style style:name="T61" style:family="text">
      <style:text-properties fo:font-variant="normal" fo:text-transform="none" fo:color="#333333" loext:opacity="100%" style:font-name="Liberation Serif" fo:font-size="11pt" fo:letter-spacing="normal" fo:font-style="normal" fo:font-weight="normal" officeooo:rsid="001027a7" style:font-size-asian="11pt" style:font-size-complex="11pt"/>
    </style:style>
    <style:style style:name="T62" style:family="text">
      <style:text-properties fo:font-variant="normal" fo:text-transform="none" fo:color="#333333" loext:opacity="100%" style:font-name="Liberation Serif" fo:font-size="11pt" fo:letter-spacing="normal" fo:font-style="normal" style:text-underline-style="none" fo:font-weight="normal" officeooo:rsid="001eb5ed" style:font-size-asian="11pt" style:font-size-complex="11pt"/>
    </style:style>
    <style:style style:name="T63" style:family="text">
      <style:text-properties fo:font-variant="normal" fo:text-transform="none" fo:color="#333333" loext:opacity="100%" style:font-name="Liberation Serif" fo:font-size="11pt" fo:letter-spacing="normal" fo:font-style="normal" style:text-underline-style="none" fo:font-weight="normal" officeooo:rsid="001027a7" style:font-size-asian="11pt" style:font-size-complex="11pt"/>
    </style:style>
    <style:style style:name="T64" style:family="text">
      <style:text-properties fo:font-variant="normal" fo:text-transform="none" fo:color="#333333" loext:opacity="100%" style:font-name="Liberation Serif" fo:font-size="11pt" fo:letter-spacing="normal" style:text-underline-style="none" officeooo:rsid="001eb5ed" style:font-size-asian="11pt" style:font-size-complex="11pt"/>
    </style:style>
    <style:style style:name="T65" style:family="text">
      <style:text-properties fo:font-variant="normal" fo:text-transform="none" fo:color="#333333" loext:opacity="100%" style:font-name="Liberation Serif" fo:font-size="13pt" fo:letter-spacing="normal" fo:font-style="normal" fo:font-weight="normal" style:font-size-asian="13pt" style:font-size-complex="13pt"/>
    </style:style>
    <style:style style:name="T66" style:family="text">
      <style:text-properties fo:font-variant="normal" fo:text-transform="none" fo:color="#333333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67" style:family="text">
      <style:text-properties fo:font-variant="normal" fo:text-transform="none" fo:color="#333333" loext:opacity="100%" style:font-name="Liberation Serif" fo:font-size="13pt" fo:letter-spacing="normal" fo:font-style="normal" style:text-underline-style="none" fo:font-weight="bold" officeooo:rsid="00aba77e" style:font-size-asian="13pt" style:font-weight-asian="bold" style:font-size-complex="13pt" style:font-weight-complex="bold"/>
    </style:style>
    <style:style style:name="T68" style:family="text">
      <style:text-properties fo:font-variant="normal" fo:text-transform="none" fo:color="#4183c4" loext:opacity="100%" style:font-name="Liberation Serif" fo:font-size="11pt" fo:letter-spacing="normal" fo:font-style="normal" fo:font-weight="normal" style:font-size-asian="11pt" style:font-size-complex="11pt"/>
    </style:style>
    <style:style style:name="T69" style:family="text">
      <style:text-properties fo:color="#172b4d" loext:opacity="100%" style:font-name="Liberation Serif" fo:background-color="#f4f5f7" loext:char-shading-value="0"/>
    </style:style>
    <style:style style:name="T70" style:family="text">
      <style:text-properties fo:color="#172b4d" loext:opacity="100%" style:font-name="Liberation Serif" officeooo:rsid="00f0b28e" fo:background-color="#f4f5f7" loext:char-shading-value="0"/>
    </style:style>
    <style:style style:name="T71" style:family="text">
      <style:text-properties style:text-line-through-style="none" style:text-line-through-type="none" officeooo:rsid="0042666a" style:text-blinking="false" fo:background-color="#ffffff" loext:char-shading-value="0"/>
    </style:style>
    <style:style style:name="T72" style:family="text">
      <style:text-properties style:text-line-through-style="none" style:text-line-through-type="none" officeooo:rsid="00ee9c07" style:text-blinking="false" fo:background-color="#ffffff" loext:char-shading-value="0"/>
    </style:style>
    <style:style style:name="T73" style:family="text">
      <style:text-properties style:text-line-through-style="none" style:text-line-through-type="none" officeooo:rsid="00edf336" style:text-blinking="false" fo:background-color="#ffffff" loext:char-shading-value="0"/>
    </style:style>
    <style:style style:name="T74" style:family="text">
      <style:text-properties officeooo:rsid="00ee9c07"/>
    </style:style>
    <style:style style:name="T75" style:family="text">
      <style:text-properties officeooo:rsid="00edf336"/>
    </style:style>
    <style:style style:name="T76" style:family="text">
      <style:text-properties officeooo:rsid="00666c80"/>
    </style:style>
    <style:style style:name="T77" style:family="text">
      <style:text-properties fo:color="#8e86ae" loext:opacity="100%" style:font-name="Liberation Serif" fo:font-weight="normal" style:font-weight-asian="normal" style:font-weight-complex="normal"/>
    </style:style>
    <style:style style:name="T78" style:family="text">
      <style:text-properties fo:color="#8e86ae" loext:opacity="100%" style:font-name="Liberation Serif" fo:font-weight="normal" officeooo:rsid="0010172b" style:font-weight-asian="normal" style:font-weight-complex="normal"/>
    </style:style>
    <style:style style:name="T79" style:family="text">
      <style:text-properties fo:color="#8e86ae" loext:opacity="100%" style:font-name="Liberation Serif" fo:font-weight="normal" officeooo:rsid="0020767a" style:font-weight-asian="normal" style:font-weight-complex="normal"/>
    </style:style>
    <style:style style:name="T80" style:family="text">
      <style:text-properties fo:color="#8e86ae" loext:opacity="100%" style:font-name="Liberation Serif" fo:font-weight="normal" officeooo:rsid="001be655" style:font-weight-asian="normal" style:font-weight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0cdf63" style:font-weight-asian="normal" style:font-weight-complex="normal"/>
    </style:style>
    <style:style style:name="T83" style:family="text">
      <style:text-properties fo:font-weight="normal" officeooo:rsid="00e8ce2f" style:font-weight-asian="normal" style:font-weight-complex="normal"/>
    </style:style>
    <style:style style:name="T84" style:family="text">
      <style:text-properties fo:font-weight="normal" officeooo:rsid="00b858c0" style:font-weight-asian="normal" style:font-weight-complex="normal"/>
    </style:style>
    <style:style style:name="T85" style:family="text">
      <style:text-properties fo:font-weight="normal" officeooo:rsid="00b8eaab" style:font-weight-asian="normal" style:font-weight-complex="normal"/>
    </style:style>
    <style:style style:name="T86" style:family="text">
      <style:text-properties fo:font-weight="normal" officeooo:rsid="00b9c725" style:font-weight-asian="normal" style:font-weight-complex="normal"/>
    </style:style>
    <style:style style:name="T87" style:family="text">
      <style:text-properties fo:font-weight="normal" officeooo:rsid="00cd211c" style:font-weight-asian="normal" style:font-weight-complex="normal"/>
    </style:style>
    <style:style style:name="T88" style:family="text">
      <style:text-properties fo:font-weight="normal" officeooo:rsid="000addb0" style:font-weight-asian="normal" style:font-weight-complex="normal"/>
    </style:style>
    <style:style style:name="T89" style:family="text">
      <style:text-properties fo:font-weight="normal" officeooo:rsid="0011017d" style:font-weight-asian="normal" style:font-weight-complex="normal"/>
    </style:style>
    <style:style style:name="T90" style:family="text">
      <style:text-properties fo:font-weight="normal" officeooo:rsid="0015a70c" style:font-weight-asian="normal" style:font-weight-complex="normal"/>
    </style:style>
    <style:style style:name="T91" style:family="text">
      <style:text-properties fo:color="#3465a4" loext:opacity="100%" fo:font-weight="normal" officeooo:rsid="000cdf63" style:font-weight-asian="normal" style:font-weight-complex="normal"/>
    </style:style>
    <style:style style:name="T92" style:family="text">
      <style:text-properties fo:color="#3465a4" loext:opacity="100%" fo:font-weight="normal" officeooo:rsid="0010172b" style:font-weight-asian="normal" style:font-weight-complex="normal"/>
    </style:style>
    <style:style style:name="T93" style:family="text">
      <style:text-properties fo:color="#3465a4" loext:opacity="100%" fo:font-weight="normal" officeooo:rsid="0095c9d2" style:font-weight-asian="normal" style:font-weight-complex="normal"/>
    </style:style>
    <style:style style:name="T94" style:family="text">
      <style:text-properties fo:color="#3465a4" loext:opacity="100%" fo:font-weight="normal" officeooo:rsid="001be655" style:font-weight-asian="normal" style:font-weight-complex="normal"/>
    </style:style>
    <style:style style:name="T95" style:family="text">
      <style:text-properties fo:color="#3465a4" loext:opacity="100%" fo:language="zxx" fo:country="none" style:text-underline-style="none" fo:font-weight="normal" officeooo:rsid="00a3633d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fo:color="#3465a4" loext:opacity="100%" style:text-underline-style="none" fo:font-weight="normal" officeooo:rsid="00365144" style:font-weight-asian="normal" style:font-weight-complex="normal"/>
    </style:style>
    <style:style style:name="T97" style:family="text">
      <style:text-properties style:use-window-font-color="true" loext:opacity="0%"/>
    </style:style>
    <style:style style:name="T98" style:family="text">
      <style:text-properties style:use-window-font-color="true" loext:opacity="0%" fo:font-weight="normal" style:font-weight-asian="normal" style:font-weight-complex="normal"/>
    </style:style>
    <style:style style:name="T99" style:family="text">
      <style:text-properties style:use-window-font-color="true" loext:opacity="0%" fo:font-weight="normal" officeooo:rsid="000cdf63" style:font-weight-asian="normal" style:font-weight-complex="normal"/>
    </style:style>
    <style:style style:name="T100" style:family="text">
      <style:text-properties style:use-window-font-color="true" loext:opacity="0%" fo:font-weight="normal" officeooo:rsid="0010172b" style:font-weight-asian="normal" style:font-weight-complex="normal"/>
    </style:style>
    <style:style style:name="T101" style:family="text">
      <style:text-properties style:use-window-font-color="true" loext:opacity="0%" fo:font-weight="normal" officeooo:rsid="00d8a89d" style:font-weight-asian="normal" style:font-weight-complex="normal"/>
    </style:style>
    <style:style style:name="T102" style:family="text">
      <style:text-properties style:use-window-font-color="true" loext:opacity="0%" fo:font-weight="normal" officeooo:rsid="0028cc24" style:font-weight-asian="normal" style:font-weight-complex="normal"/>
    </style:style>
    <style:style style:name="T103" style:family="text">
      <style:text-properties style:use-window-font-color="true" loext:opacity="0%" fo:font-weight="normal" officeooo:rsid="001be655" style:font-weight-asian="normal" style:font-weight-complex="normal"/>
    </style:style>
    <style:style style:name="T104" style:family="text">
      <style:text-properties style:use-window-font-color="true" loext:opacity="0%" fo:font-weight="normal" officeooo:rsid="00cb716f" style:font-weight-asian="normal" style:font-weight-complex="normal"/>
    </style:style>
    <style:style style:name="T105" style:family="text">
      <style:text-properties style:use-window-font-color="true" loext:opacity="0%" officeooo:rsid="00cb716f"/>
    </style:style>
    <style:style style:name="T106" style:family="text">
      <style:text-properties style:use-window-font-color="true" loext:opacity="0%" officeooo:rsid="0010172b"/>
    </style:style>
    <style:style style:name="T107" style:family="text">
      <style:text-properties style:use-window-font-color="true" loext:opacity="0%" officeooo:rsid="003e72f3"/>
    </style:style>
    <style:style style:name="T108" style:family="text">
      <style:text-properties style:use-window-font-color="true" loext:opacity="0%" officeooo:rsid="001be655"/>
    </style:style>
    <style:style style:name="T109" style:family="text">
      <style:text-properties officeooo:rsid="000addb0"/>
    </style:style>
    <style:style style:name="T110" style:family="text">
      <style:text-properties fo:color="#0000cc" loext:opacity="100%"/>
    </style:style>
    <style:style style:name="T111" style:family="text">
      <style:text-properties fo:color="#0000cc" loext:opacity="100%" fo:language="es" fo:country="ES" fo:font-style="normal" fo:font-weight="normal"/>
    </style:style>
    <style:style style:name="T112" style:family="text">
      <style:text-properties fo:color="#116644" loext:opacity="100%"/>
    </style:style>
    <style:style style:name="T113" style:family="text">
      <style:text-properties fo:color="#116644" loext:opacity="100%" fo:language="es" fo:country="ES" fo:font-style="normal" fo:font-weight="normal"/>
    </style:style>
    <style:style style:name="T114" style:family="text">
      <style:text-properties fo:color="#3300aa" loext:opacity="100%"/>
    </style:style>
    <style:style style:name="T115" style:family="text">
      <style:text-properties fo:color="#981a1a" loext:opacity="100%"/>
    </style:style>
    <style:style style:name="T116" style:family="text">
      <style:text-properties fo:color="#981a1a" loext:opacity="100%" fo:language="es" fo:country="ES" fo:font-style="normal" fo:font-weight="normal"/>
    </style:style>
    <style:style style:name="T117" style:family="text">
      <style:text-properties fo:color="#0000ff" loext:opacity="100%"/>
    </style:style>
    <style:style style:name="T118" style:family="text">
      <style:text-properties fo:color="#0000ff" loext:opacity="100%" fo:language="es" fo:country="ES" fo:font-style="normal" fo:font-weight="normal"/>
    </style:style>
    <style:style style:name="T119" style:family="text">
      <style:text-properties style:font-name="Liberation Serif"/>
    </style:style>
    <style:style style:name="T120" style:family="text">
      <style:text-properties style:font-name="Liberation Serif" style:text-underline-style="none" fo:font-weight="normal" officeooo:rsid="0020767a" style:font-weight-asian="normal" style:font-weight-complex="normal"/>
    </style:style>
    <style:style style:name="T121" style:family="text">
      <style:text-properties style:font-name="Liberation Serif" fo:font-size="11pt" fo:font-weight="normal" officeooo:rsid="00b858c0" style:font-size-asian="11pt" style:font-weight-asian="normal" style:font-size-complex="11pt" style:font-weight-complex="normal"/>
    </style:style>
    <style:style style:name="T122" style:family="text">
      <style:text-properties style:font-name="Liberation Serif" fo:font-size="11pt" fo:font-weight="normal" officeooo:rsid="002f7b5a" style:font-size-asian="11pt" style:font-weight-asian="normal" style:font-size-complex="11pt" style:font-weight-complex="normal"/>
    </style:style>
    <style:style style:name="T123" style:family="text">
      <style:text-properties style:font-name="Liberation Serif" fo:font-size="11pt" fo:font-weight="normal" officeooo:rsid="00cf1f02" style:font-size-asian="11pt" style:font-weight-asian="normal" style:font-size-complex="11pt" style:font-weight-complex="normal"/>
    </style:style>
    <style:style style:name="T124" style:family="text">
      <style:text-properties style:font-name="Liberation Serif" fo:font-size="11pt" fo:font-weight="normal" officeooo:rsid="00b9c725" style:font-size-asian="11pt" style:font-weight-asian="normal" style:font-size-complex="11pt" style:font-weight-complex="normal"/>
    </style:style>
    <style:style style:name="T125" style:family="text">
      <style:text-properties style:font-name="Liberation Serif" fo:font-size="11pt" fo:font-weight="normal" officeooo:rsid="00cd211c" style:font-size-asian="11pt" style:font-weight-asian="normal" style:font-size-complex="11pt" style:font-weight-complex="normal"/>
    </style:style>
    <style:style style:name="T126" style:family="text">
      <style:text-properties style:font-name="Liberation Serif" fo:font-size="11pt" fo:font-weight="normal" officeooo:rsid="0011017d" style:font-size-asian="11pt" style:font-weight-asian="normal" style:font-size-complex="11pt" style:font-weight-complex="normal"/>
    </style:style>
    <style:style style:name="T127" style:family="text">
      <style:text-properties style:font-name="Liberation Serif" fo:font-size="11pt" style:text-underline-style="none" style:font-size-asian="11pt" style:font-size-complex="11pt"/>
    </style:style>
    <style:style style:name="T128" style:family="text">
      <style:text-properties style:font-name="Liberation Serif" fo:font-size="11pt" style:text-underline-style="none" officeooo:rsid="0021ff61" style:font-size-asian="11pt" style:font-size-complex="11pt"/>
    </style:style>
    <style:style style:name="T129" style:family="text">
      <style:text-properties style:font-name="Liberation Serif" fo:font-size="11pt" style:text-underline-style="none" officeooo:rsid="0012688f" style:font-size-asian="11pt" style:font-size-complex="11pt"/>
    </style:style>
    <style:style style:name="T130" style:family="text">
      <style:text-properties style:font-name="Liberation Serif" fo:font-size="11pt" style:text-underline-style="none" officeooo:rsid="0017a655" style:font-size-asian="11pt" style:font-size-complex="11pt"/>
    </style:style>
    <style:style style:name="T131" style:family="text">
      <style:text-properties style:font-name="Liberation Serif" fo:font-size="11pt" style:text-underline-style="none" officeooo:rsid="0011017d" style:font-size-asian="11pt" style:font-size-complex="11pt"/>
    </style:style>
    <style:style style:name="T132" style:family="text">
      <style:text-properties style:font-name="Liberation Serif" fo:font-size="11pt" style:text-underline-style="none" fo:font-weight="bold" officeooo:rsid="0020767a" style:font-size-asian="11pt" style:font-weight-asian="bold" style:font-size-complex="11pt" style:font-weight-complex="bold"/>
    </style:style>
    <style:style style:name="T133" style:family="text">
      <style:text-properties style:font-name="Liberation Serif" fo:font-size="11pt" style:font-size-asian="11pt" style:font-size-complex="11pt"/>
    </style:style>
    <style:style style:name="T134" style:family="text">
      <style:text-properties style:font-name="Liberation Serif" fo:font-weight="normal" style:font-weight-asian="normal" style:font-weight-complex="normal"/>
    </style:style>
    <style:style style:name="T135" style:family="text">
      <style:text-properties style:font-name="Liberation Serif" fo:font-weight="normal" officeooo:rsid="0010172b" style:font-weight-asian="normal" style:font-weight-complex="normal"/>
    </style:style>
    <style:style style:name="T136" style:family="text">
      <style:text-properties style:font-name="Liberation Serif" fo:font-weight="normal" officeooo:rsid="00365144" style:font-weight-asian="normal" style:font-weight-complex="normal"/>
    </style:style>
    <style:style style:name="T137" style:family="text">
      <style:text-properties style:font-name="Liberation Serif" fo:font-weight="normal" officeooo:rsid="0095c9d2" style:font-weight-asian="normal" style:font-weight-complex="normal"/>
    </style:style>
    <style:style style:name="T138" style:family="text">
      <style:text-properties style:font-name="Liberation Serif" fo:font-weight="normal" officeooo:rsid="001be655" style:font-weight-asian="normal" style:font-weight-complex="normal"/>
    </style:style>
    <style:style style:name="T139" style:family="text">
      <style:text-properties style:font-name="Liberation Serif" fo:background-color="#f4f5f7" loext:char-shading-value="0"/>
    </style:style>
    <style:style style:name="T140" style:family="text">
      <style:text-properties style:font-name="Liberation Serif" officeooo:rsid="0013fb8e"/>
    </style:style>
    <style:style style:name="T141" style:family="text">
      <style:text-properties style:font-name="Liberation Serif" officeooo:rsid="00cf1f02"/>
    </style:style>
    <style:style style:name="T142" style:family="text">
      <style:text-properties style:font-name="Liberation Serif" officeooo:rsid="000cdf63"/>
    </style:style>
    <style:style style:name="T143" style:family="text">
      <style:text-properties officeooo:rsid="0028cc24"/>
    </style:style>
    <style:style style:name="T144" style:family="text">
      <style:text-properties officeooo:rsid="002e848f"/>
    </style:style>
    <style:style style:name="T145" style:family="text">
      <style:text-properties officeooo:rsid="00369e90"/>
    </style:style>
    <style:style style:name="T146" style:family="text">
      <style:text-properties officeooo:rsid="003343f9"/>
    </style:style>
    <style:style style:name="T147" style:family="text">
      <style:text-properties officeooo:rsid="00424bab"/>
    </style:style>
    <style:style style:name="T148" style:family="text">
      <style:text-properties officeooo:rsid="003f1f1c"/>
    </style:style>
    <style:style style:name="T149" style:family="text">
      <style:text-properties officeooo:rsid="0042cf62"/>
    </style:style>
    <style:style style:name="T150" style:family="text">
      <style:text-properties style:font-name-asian="Noto Serif CJK SC" style:font-weight-asian="bold" style:font-name-complex="Lohit Devanagari1" style:font-weight-complex="bold"/>
    </style:style>
    <style:style style:name="T151" style:family="text">
      <style:text-properties officeooo:rsid="0011017d"/>
    </style:style>
    <style:style style:name="T152" style:family="text">
      <style:text-properties officeooo:rsid="001257c5"/>
    </style:style>
    <style:style style:name="T153" style:family="text">
      <style:text-properties officeooo:rsid="0017a655"/>
    </style:style>
    <style:style style:name="T154" style:family="text">
      <style:text-properties officeooo:rsid="0013fb8e"/>
    </style:style>
    <style:style style:name="T155" style:family="text">
      <style:text-properties fo:language="es" fo:country="ES" fo:font-style="normal" fo:font-weight="normal"/>
    </style:style>
    <style:style style:name="T156" style:family="text">
      <style:text-properties officeooo:rsid="00142127"/>
    </style:style>
    <style:style style:name="T157" style:family="text">
      <style:text-properties officeooo:rsid="0015a70c"/>
    </style:style>
    <style:style style:name="T158" style:family="text">
      <style:text-properties officeooo:rsid="00cf1f02"/>
    </style:style>
    <style:style style:name="T159" style:family="text">
      <style:text-properties officeooo:rsid="00170876"/>
    </style:style>
    <style:style style:name="T160" style:family="text">
      <style:text-properties fo:font-size="9pt" style:font-size-asian="9pt" style:font-size-complex="9pt"/>
    </style:style>
    <style:style style:name="T161" style:family="text">
      <style:text-properties fo:font-size="9pt" fo:font-weight="bold" style:font-size-asian="9pt" style:font-weight-asian="bold" style:font-size-complex="9pt" style:font-weight-complex="bold"/>
    </style:style>
    <style:style style:name="T162" style:family="text">
      <style:text-properties fo:font-size="11pt" style:font-size-asian="11pt"/>
    </style:style>
    <style:style style:name="T163" style:family="text">
      <style:text-properties style:font-name="Liberation Serif" fo:font-size="9pt" style:font-size-asian="9pt" style:font-size-complex="9pt"/>
    </style:style>
    <style:style style:name="T164" style:family="text">
      <style:text-properties style:font-name="Liberation Serif" fo:font-size="9pt" fo:font-weight="bold" style:font-size-asian="9pt" style:font-weight-asian="bold" style:font-size-complex="9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0">
        <style:list-level-properties text:space-before="0.136cm" text:min-label-width="0.499cm"/>
      </text:list-level-style-number>
      <text:list-level-style-number text:level="2" text:style-name="Numbering_20_Symbols" loext:num-list-format="%2%." style:num-suffix="." style:num-format="1" text:start-value="0">
        <style:list-level-properties text:space-before="0.136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888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5.13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6.389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64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89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10.141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1.39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64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4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8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RENOVAR CERTIFICADO WEB <text:span text:style-name="T1">(https)</text:span></text:p>
      <text:p text:style-name="P34"/>
      <text:p text:style-name="P38"><text:span text:style-name="T21">OPCION 1</text:span></text:p>
      <text:p text:style-name="P40"/>
      <text:p text:style-name="P17"><text:span text:style-name="T34">Conectarse al servidor : <text:s text:c="2"/></text:span><text:span text:style-name="T38">ssh -p </text:span><text:span text:style-name="T35">20331</text:span><text:span text:style-name="T38"> </text:span><text:a xlink:type="simple" xlink:href="mailto:soa@ip" text:style-name="Internet_20_link" text:visited-style-name="Visited_20_Internet_20_Link"><text:span text:style-name="T120">soa@</text:span></text:a><text:span text:style-name="T36">89.7.2</text:span><text:span text:style-name="T37">2</text:span><text:span text:style-name="T36">2.194</text:span><text:span text:style-name="T38"> </text:span></text:p>
      <text:p text:style-name="P42"><text:span text:style-name="T33"/></text:p>
      <text:p text:style-name="P43">Instalar apt-get install certbot <text:span text:style-name="T2">(si no esta instalado)</text:span></text:p>
      <text:p text:style-name="P43"/>
      <text:p text:style-name="P36">Cambiar con el comando certbot el dominio que corresponda, <text:span text:style-name="T3">en el ejemplo el dominio es business-card.es </text:span><text:span text:style-name="T151">y paralelamente abrir en el navegador el dinahosting para eliminar los archivos actuales para introducir los nuevos </text:span><text:span text:style-name="T152">(Ej: </text:span><text:span text:style-name="T25"><text:s/>"wRIu72h7_NsC0D8fv8ZEglQmTGUDZBi2DX_y13tE8_E"</text:span><text:span text:style-name="T152">)</text:span></text:p>
      <text:p text:style-name="P34"/>
      <text:p text:style-name="P32"><text:span text:style-name="T10">sudo certbot ce</text:span><text:span text:style-name="T14">r</text:span><text:span text:style-name="T10">tonly -i apache -d "*.</text:span><text:span text:style-name="T18">business-card.</text:span><text:span text:style-name="T19">es</text:span><text:span text:style-name="T10">" -d </text:span><text:span text:style-name="T18">business-card.</text:span><text:span text:style-name="T19">es </text:span><text:span text:style-name="T10">--server ht</text:span><text:span text:style-name="T15">t</text:span><text:span text:style-name="T10">p</text:span><text:span text:style-name="T14">s</text:span><text:span text:style-name="T10">://acme-v02.api.letsencrypt.org/directory --manual --preferred-challenges dns</text:span></text:p>
      <text:p text:style-name="P34"><text:span text:style-name="T10"/></text:p>
      <text:p text:style-name="P83"><text:span text:style-name="T131">A</text:span><text:span text:style-name="T129">brir en chrome </text:span><text:a xlink:type="simple" xlink:href="https://panel.dinahosting.com/" text:style-name="Internet_20_link" text:visited-style-name="Visited_20_Internet_20_Link"><text:span text:style-name="T133">https://panel.dinahosting.com/</text:span></text:a><text:span text:style-name="T133"> <text:s/></text:span><text:span text:style-name="T62">Usuario: miracle_monjas</text:span><text:span text:style-name="T64"> </text:span></text:p>
      <text:p text:style-name="P46">Elegir <text:span text:style-name="T7">en </text:span>Dominio → Zona DNS </text:p>
      <text:list xml:id="list745583908" text:style-name="L2">
        <text:list-item>
          <text:p text:style-name="P45">Eliminar si hay algun _acme_challenge <text:span text:style-name="T8">y si no hay crearlos</text:span></text:p>
        </text:list-item>
        <text:list-item>
          <text:p text:style-name="P45">Elegir en Qui<text:span text:style-name="T9">e</text:span>ro hacer un … : Registro TXT</text:p>
        </text:list-item>
        <text:list-item>
          <text:p text:style-name="P45">Elegir subdominio, <text:span text:style-name="T1">y escribir en host el valor que corresponda por ej: _acme-challenge</text:span></text:p>
        </text:list-item>
        <text:list-item>
          <text:p text:style-name="P45">En cadena de texto poner <text:s/>el numero que nos aparece al hacer el certbot</text:p>
        </text:list-item>
      </text:list>
      <text:p text:style-name="P46"/>
      <text:p text:style-name="P64"><text:span text:style-name="T58">Al ejecutar el comando cerboot con el dominio aparecerá algo como:</text:span></text:p>
      <text:p text:style-name="P64"><text:span text:style-name="T58"/></text:p>
      <text:p text:style-name="P53"><text:span text:style-name="T58"/></text:p>
      <text:p text:style-name="P53"/>
      <text:p text:style-name="P53"/>
      <text:p text:style-name="P57"/>
      <text:p text:style-name="P57"/>
      <text:p text:style-name="P57"><draw:frame text:anchor-type="paragraph" draw:z-index="1" draw:name="Forma1" draw:style-name="gr1" draw:text-style-name="P97" svg:width="17.058cm" svg:height="17.245cm" svg:x="0.512cm" svg:y="0.122cm"><draw:text-box><text:p><text:span text:style-name="T160">Aparecera: Enter email address (used for urgent renewal and security notices) (Enter 'c' to</text:span></text:p><text:p><text:span text:style-name="T160">cancel): </text:span></text:p><text:p><text:span text:style-name="T160">Poner por ejemplo: </text:span><text:span text:style-name="T160"><text:a xlink:href="mailto:late@lateingenieros.com" xlink:type="simple">late@lateingenieros.com</text:a></text:span></text:p><text:p><text:span text:style-name="T160"/></text:p><text:p><text:span text:style-name="T160">Aparecera: Please read the Terms of Service at</text:span></text:p><text:p><text:span text:style-name="T160">https://letsencrypt.org/documents/LE-SA-v1.2-November-15-2017.pdf. You must</text:span></text:p><text:p><text:span text:style-name="T160">agree in order to register with the ACME server at </text:span><text:span text:style-name="T160"><text:a xlink:href="https://acme-v02.api.letsencrypt.org/directory" xlink:type="simple">https://acme-v02.api.letsencrypt.org/directory</text:a></text:span></text:p><text:p><text:span text:style-name="T160">(A)gree/(C)ancel: A</text:span></text:p><text:p><text:span text:style-name="T160"/></text:p><text:p><text:span text:style-name="T160">Aparecerá: Would you be willing to share your email address with the Electronic Frontier</text:span></text:p><text:p><text:span text:style-name="T160">Foundation, a founding partner of the Let's Encrypt project and the non-profit</text:span></text:p><text:p><text:span text:style-name="T160">organization that develops Certbot? We'd like to send you email about EFF and</text:span></text:p><text:p><text:span text:style-name="T160">our work to encrypt the web, protect its users and defend digital rights.</text:span></text:p><text:p><text:span text:style-name="T160">(Y)es/(N)o: Y</text:span></text:p><text:p><text:span text:style-name="T160"/></text:p><text:p><text:span text:style-name="T160">Aparecerá: Obtaining a new certificate</text:span></text:p><text:p><text:span text:style-name="T160">Performing the following challenges:</text:span></text:p><text:p><text:span text:style-name="T160">dns-01 challenge for business-card.es</text:span></text:p><text:p><text:span text:style-name="T160">dns-01 challenge for business-card.es</text:span></text:p><text:p><text:span text:style-name="T160"/></text:p><text:p><text:span text:style-name="T160">-------------------------------------------------------------------------------</text:span></text:p><text:p><text:span text:style-name="T160">NOTE: The IP of this machine will be publicly logged as having requested this</text:span></text:p><text:p><text:span text:style-name="T160">certificate. If you're running certbot in manual mode on a machine that is not</text:span></text:p><text:p><text:span text:style-name="T160">your server, please ensure you're okay with that.</text:span></text:p><text:p><text:span text:style-name="T160"/></text:p><text:p><text:span text:style-name="T160">Are you OK with your IP being logged?</text:span></text:p><text:p><text:span text:style-name="T160">---------------------------------</text:span></text:p><text:p><text:span text:style-name="T160">(Y)es/(N)o: Y</text:span></text:p><text:p><text:span text:style-name="T160"/></text:p><text:p><text:span text:style-name="T160">Please deploy a DNS TXT record under the name</text:span></text:p><text:p><text:span text:style-name="T160">_acme-challenge.business-card.es with the following value:</text:span></text:p><text:p><text:span text:style-name="T160"/></text:p><text:p><text:span text:style-name="T161">wRIu72h7_NsC0D8fv8ZEglQmTGUDZBi2DX_y13tE8_E</text:span></text:p><text:p><text:span text:style-name="T160"/></text:p><text:p><text:span text:style-name="T160">Before continuing, verify the record is deployed.</text:span></text:p><text:p><text:span text:style-name="T160">-------------------------------------------------------------------------------</text:span></text:p><text:p><text:span text:style-name="T160">Press Enter to Continue</text:span></text:p><text:p><text:span text:style-name="T160"/></text:p><text:p><text:span text:style-name="T160"/></text:p><text:p><text:span text:style-name="T160">Please deploy a DNS TXT record under the name</text:span></text:p><text:p><text:span text:style-name="T160">_acme-challenge.business-card.es with the following value:</text:span></text:p><text:p><text:span text:style-name="T160"/></text:p><text:p><text:span text:style-name="T161">KyTIDAms3bKIBYORizOSj4Y71vN7hADEycLsTu2gFwQ</text:span></text:p><text:p><text:span text:style-name="T162"/></text:p><text:p><text:span text:style-name="T160">Before continuing, verify the record is deployed.</text:span></text:p><text:p><text:span text:style-name="T160">-------------------------------------------------------------------------------</text:span></text:p><text:p><text:span text:style-name="T160">Press Enter to Continue</text:span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4"><text:soft-page-break/></text:p>
      <text:p text:style-name="P56">No pulsar al ultimo enter hasta que no estemos seguros de que ha funcionado <text:span text:style-name="T152">y se corresponden los valores que muestren con los de negrita de la imagen anterior</text:span>, para comprobarlo: </text:p>
      <text:p text:style-name="P58"/>
      <text:p text:style-name="P58"><text:span text:style-name="T12">Ej: </text:span><text:span text:style-name="T17"><text:s/></text:span><text:span text:style-name="T11">sudo host -t txt _acme-challenge.bussines-card.es </text:span><text:span text:style-name="T16">y mostrará</text:span></text:p>
      <text:p text:style-name="P57">_acme-challenge.business-card.es descriptive text "wRIu72h7_NsC0D8fv8ZEglQmTGUDZBi2DX_y13tE8_E"</text:p>
      <text:p text:style-name="P57">_acme-challenge.business-card.es descriptive text "KyTIDAms3bKIBYORizOSj4Y71vN7hADEycLsTu2gFwQ"</text:p>
      <text:p text:style-name="P71"/>
      <text:p text:style-name="P54"/>
      <text:p text:style-name="P60">Entonces, volvemos a la consola de certbot y pulsamos a Enter y si todo ha ido bien mostrara:</text:p>
      <text:p text:style-name="P60"><draw:frame text:anchor-type="paragraph" draw:z-index="0" draw:name="Forma2" draw:style-name="gr2" draw:text-style-name="P98" svg:width="16.008cm" svg:height="5.845cm" svg:x="0.379cm" svg:y="0.302cm"><draw:text-box><text:p><text:span text:style-name="T163">Waiting for verification...</text:span></text:p><text:p><text:span text:style-name="T163">Cleaning up challenges</text:span></text:p><text:p><text:span text:style-name="T163"/></text:p><text:p><text:span text:style-name="T163">IMPORTANT NOTES:</text:span></text:p><text:p><text:span text:style-name="T163"><text:s/></text:span><text:span text:style-name="T163">- Congratulations! Your certificate and chain have been saved at:</text:span></text:p><text:p><text:span text:style-name="T163"><text:s text:c="3"/></text:span><text:span text:style-name="T164">/etc/letsencrypt/live/business-card.es/fullchain.pem</text:span></text:p><text:p><text:span text:style-name="T163"><text:s text:c="3"/></text:span><text:span text:style-name="T163">Your key file has been saved at:</text:span></text:p><text:p><text:span text:style-name="T163"><text:s text:c="3"/></text:span><text:span text:style-name="T163">/etc/letsencrypt/live/business-card.es/privkey.pem</text:span></text:p><text:p><text:span text:style-name="T163"><text:s text:c="3"/></text:span><text:span text:style-name="T163">Your cert will expire on 2019-09-05. To obtain a new or tweaked</text:span></text:p><text:p><text:span text:style-name="T163"><text:s text:c="3"/></text:span><text:span text:style-name="T163">version of this certificate in the future, simply run certbot</text:span></text:p><text:p><text:span text:style-name="T163"><text:s text:c="3"/></text:span><text:span text:style-name="T163">again. To non-interactively renew *all* of your certificates, run</text:span></text:p><text:p><text:span text:style-name="T163"><text:s text:c="3"/></text:span><text:span text:style-name="T163">"certbot renew"</text:span></text:p><text:p><text:span text:style-name="T163"><text:s/></text:span><text:span text:style-name="T163">- If you like Certbot, please consider supporting our work by:</text:span></text:p><text:p><text:span text:style-name="T163"/></text:p><text:p><text:span text:style-name="T163"><text:s text:c="3"/></text:span><text:span text:style-name="T163">Donating to ISRG / Let's Encrypt: <text:s text:c="2"/>https://letsencrypt.org/donate</text:span></text:p><text:p><text:span text:style-name="T163"><text:s text:c="3"/></text:span><text:span text:style-name="T163">Donating to EFF: <text:s text:c="19"/></text:span><text:span text:style-name="T163"><text:a xlink:href="https://eff.org/donate-le" xlink:type="simple">https://eff.org/donate-le</text:a></text:span></text:p></draw:text-box></draw:frame></text:p>
      <text:p text:style-name="P60"/>
      <text:p text:style-name="P47"/>
      <text:p text:style-name="P46"/>
      <text:p text:style-name="P4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6"><text:span text:style-name="T21">Cuando </text:span><text:span text:style-name="T22">nos </text:span><text:span text:style-name="T21">muestre </text:span><text:span text:style-name="T22">esto</text:span><text:span text:style-name="T21">, aparecera una ruta, </text:span><text:span text:style-name="T23">en </text:span><text:span text:style-name="T21">la cual </text:span><text:span text:style-name="T23">se han generado los certificados</text:span><text:span text:style-name="T21">, </text:span><text:span text:style-name="T24">(esta es importante si hay que pasar los certificados a otro servidor)</text:span></text:p>
      <text:p text:style-name="P73"/>
      <text:p text:style-name="P56"/>
      <text:p text:style-name="P48"><text:span text:style-name="T20">Reiniciar apache: </text:span><text:span text:style-name="T21">sudo </text:span><text:span text:style-name="T26">/etc/init.d/apache2 restart</text:span></text:p>
      <text:p text:style-name="P82"/>
      <text:p text:style-name="P83"><text:span text:style-name="T130">Para comprobar ir de nuevo a Chrome y poner el dominio sin www. </text:span><text:span text:style-name="T128">Ej: </text:span><text:a xlink:type="simple" xlink:href="https://business-card.es/#/clave" text:style-name="Internet_20_link" text:visited-style-name="Visited_20_Internet_20_Link"><text:span text:style-name="T127">https://business-card.es</text:span></text:a></text:p>
      <text:p text:style-name="P70"><text:span text:style-name="T109">I</text:span><text:span text:style-name="T153">r al candado de https → Certificado → mirar la fecha de cuando lo hemos creado </text:span></text:p>
      <text:p text:style-name="P61"><text:span text:style-name="T11"/></text:p>
      <text:p text:style-name="P44"><text:span text:style-name="T13">Hacer </text:span><text:span text:style-name="T16">los certificados para</text:span><text:span text:style-name="T13">: <text:s/></text:span><text:span text:style-name="T16">ESTO ES LO QUE HAY QUE EJECUTAR</text:span></text:p>
      <text:p text:style-name="P23"/>
      <text:p text:style-name="P24">sudo certbot ce<text:span text:style-name="T4">r</text:span>tonly -i apache -d "*.<text:span text:style-name="T71">certified-card</text:span><text:span text:style-name="T72">s</text:span><text:span text:style-name="T71">.</text:span><text:span text:style-name="T73">com </text:span>" -d <text:span text:style-name="T5">certified-card</text:span><text:span text:style-name="T74">s</text:span><text:span text:style-name="T5">.</text:span><text:span text:style-name="T75">com</text:span><text:span text:style-name="T143"> </text:span>--server ht<text:span text:style-name="T6">t</text:span>p<text:span text:style-name="T4">s</text:span>://acme-v02.api.letsencrypt.org/directory --manual --preferred-challenges dns</text:p>
      <text:p text:style-name="P66"/>
      <text:p text:style-name="P77">sudo certbot ce<text:span text:style-name="T4">r</text:span>tonly -i apache -d "*.<text:span text:style-name="T29">h</text:span><text:span text:style-name="T30">ometech.red</text:span>" -d <text:span text:style-name="T144">h</text:span><text:span text:style-name="T143">ometech.red </text:span>--server ht<text:span text:style-name="T6">t</text:span>p<text:span text:style-name="T4">s</text:span>://acme-v02.api.letsencrypt.org/directory --manual --preferred-challenges dns</text:p>
      <text:p text:style-name="P77"/>
      <text:p text:style-name="P44"><text:span text:style-name="T84">* Nota: Cuando genere los certificados de hom</text:span><text:span text:style-name="T85">e</text:span><text:span text:style-name="T84">tech.red </text:span><text:span text:style-name="T86">q</text:span><text:span text:style-name="T84">ue se hacen con * en la 194, hay que hacerlo tambi</text:span><text:span text:style-name="T87">é</text:span><text:span text:style-name="T84">n en </text:span><text:span text:style-name="T88">los servidores de </text:span><text:span text:style-name="T84">la 195 </text:span><text:span text:style-name="T83">y en la 196, </text:span><text:span text:style-name="T88">para ello basta con copiar los archivos generados <text:s/>y reemplazar los archivos existentes que haya actualmente en cada servidor por los nuevos que se van a copiar </text:span><text:span text:style-name="T89">(documentado mas abajo)</text:span></text:p>
      <text:p text:style-name="P85"/>
      <text:p text:style-name="P77">sudo certbot ce<text:span text:style-name="T4">r</text:span>tonly -i apache -d "*.<text:span text:style-name="T28">uniquehome.es</text:span>" -d <text:span text:style-name="T28">uniquehome.es </text:span>--server ht<text:span text:style-name="T6">t</text:span>p<text:span text:style-name="T4">s</text:span>://acme-v02.api.letsencrypt.org/directory --manual --preferred-challenges dns</text:p>
      <text:p text:style-name="P77"/>
      <text:p text:style-name="P84"><text:span text:style-name="T121">* Nota: Cuando genere los certificados de </text:span><text:span text:style-name="T122">uniquehome</text:span><text:span text:style-name="T121">.</text:span><text:span text:style-name="T123">es</text:span><text:span text:style-name="T121"> </text:span><text:span text:style-name="T124">q</text:span><text:span text:style-name="T121">ue se hacen con * en la 194, hay que hacerlo tambi</text:span><text:span text:style-name="T125">é</text:span><text:span text:style-name="T121">n en la </text:span><text:span text:style-name="T123"><text:s/>ssh -p 20330 </text:span><text:a xlink:type="simple" xlink:href="mailto:soa@77.230.94.186" text:style-name="Internet_20_link" text:visited-style-name="Visited_20_Internet_20_Link"><text:span text:style-name="T123">soa@77.230.94.186</text:span></text:a><text:span text:style-name="T123"> </text:span><text:span text:style-name="T126">(documentado mas abajo)</text:span></text:p>
      <text:p text:style-name="P80"/>
      <text:p text:style-name="P85"/>
      <text:p text:style-name="P77"><text:soft-page-break/>sudo certbot ce<text:span text:style-name="T4">r</text:span>tonly -i apache -d "*.<text:span text:style-name="T149">uniquehometech.es</text:span>" -d <text:span text:style-name="T149">uniquehometech.es</text:span><text:span text:style-name="T28"> </text:span>--server ht<text:span text:style-name="T6">t</text:span>p<text:span text:style-name="T4">s</text:span>://acme-v02.api.letsencrypt.org/directory --manual --preferred-challenges dns</text:p>
      <text:p text:style-name="P30"/>
      <text:p text:style-name="P29"><text:span text:style-name="T134">sudo certbot ce</text:span><text:span text:style-name="T135">r</text:span><text:span text:style-name="T134">tonly -i apache -d "*.</text:span><text:a xlink:type="simple" xlink:href="http://www.ekaitzapeluqueros.com/" text:style-name="Internet_20_link" text:visited-style-name="Visited_20_Internet_20_Link"><text:span text:style-name="T136">ekaitzapeluqueros.com</text:span></text:a><text:span text:style-name="T134">" -d </text:span><text:a xlink:type="simple" xlink:href="http://www.ekaitzapeluqueros.com/" text:style-name="Internet_20_link" text:visited-style-name="Visited_20_Internet_20_Link"><text:span text:style-name="T136">ekaitzapeluqueros.com</text:span></text:a><text:span text:style-name="T137"> </text:span><text:span text:style-name="T134">--server ht</text:span><text:span text:style-name="T138">t</text:span><text:span text:style-name="T134">p</text:span><text:span text:style-name="T135">s</text:span><text:span text:style-name="T134">://acme-v02.api.letsencrypt.org/directory --manual --preferred-challenges dns</text:span></text:p>
      <text:p text:style-name="P31"/>
      <text:p text:style-name="P44"><text:span text:style-name="T99">sudo certbot ce</text:span><text:span text:style-name="T100">r</text:span><text:span text:style-name="T99">tonly -i apache -d "*.</text:span><text:span text:style-name="T31">eltallerdelmovimiento</text:span><text:span text:style-name="T32">.</text:span><text:span text:style-name="T31">com</text:span><text:span text:style-name="T99">" -d </text:span><text:span text:style-name="T101">eltallerdelmovimiento</text:span><text:span text:style-name="T102">.</text:span><text:span text:style-name="T101">com</text:span><text:span text:style-name="T102"> </text:span><text:span text:style-name="T99">--server ht</text:span><text:span text:style-name="T103">t</text:span><text:span text:style-name="T99">p</text:span><text:span text:style-name="T100">s</text:span><text:span text:style-name="T99">://acme-v02.api.letsencrypt.org/directory --manual --preferred-challenges dns</text:span></text:p>
      <text:p text:style-name="P74"><text:span text:style-name="T105"/></text:p>
      <text:p text:style-name="P74"><text:span text:style-name="T105"/></text:p>
      <text:p text:style-name="P75"><text:span text:style-name="T82">E</text:span><text:span text:style-name="T81">stos ya no hay que hacerlos:</text:span></text:p>
      <text:p text:style-name="P26">sudo certbot ce<text:span text:style-name="T4">r</text:span>tonly -i apache -d "*.<text:span text:style-name="T1">business-card.</text:span><text:span text:style-name="T76">es</text:span>" -d <text:span text:style-name="T1">business-card.</text:span><text:span text:style-name="T76">es </text:span>--server ht<text:span text:style-name="T6">t</text:span>p<text:span text:style-name="T4">s</text:span>://acme-v02.api.letsencrypt.org/directory --manual --preferred-challenges dns</text:p>
      <text:p text:style-name="P27"/>
      <text:p text:style-name="P16"><text:span text:style-name="T77">sudo certbot ce</text:span><text:span text:style-name="T78">r</text:span><text:span text:style-name="T77">tonly -i apache -d "*.</text:span><text:a xlink:type="simple" xlink:href="https://panel.dinahosting.com/dominio/resumen/_producto/certified-cards.com" text:style-name="Internet_20_link" text:visited-style-name="Visited_20_Internet_20_Link"><text:span text:style-name="T49">certified-cards.com</text:span></text:a><text:span text:style-name="T77">" -d </text:span><text:a xlink:type="simple" xlink:href="https://panel.dinahosting.com/dominio/resumen/_producto/certified-cards.com" text:style-name="Internet_20_link" text:visited-style-name="Visited_20_Internet_20_Link"><text:span text:style-name="T48">certified-cards.com</text:span></text:a><text:span text:style-name="T79"> </text:span><text:span text:style-name="T77">--server ht</text:span><text:span text:style-name="T80">t</text:span><text:span text:style-name="T77">p</text:span><text:span text:style-name="T78">s</text:span><text:span text:style-name="T77">://acme-v02.api.letsencrypt.org/directory --manual --preferred-challenges dns</text:span></text:p>
      <text:p text:style-name="P27"/>
      <text:p text:style-name="P26">sudo certbot ce<text:span text:style-name="T4">r</text:span>tonly -i apache -d "*.<text:span text:style-name="T50">e</text:span><text:span text:style-name="T51">cards.es</text:span>" -d <text:span text:style-name="T50">e</text:span><text:span text:style-name="T51">cards.es</text:span><text:span text:style-name="T1"> </text:span>--server ht<text:span text:style-name="T6">t</text:span>p<text:span text:style-name="T4">s</text:span>://acme-v02.api.letsencrypt.org/directory --manual --preferred-challenges dns</text:p>
      <text:p text:style-name="P27"/>
      <text:p text:style-name="P26">sudo certbot ce<text:span text:style-name="T4">r</text:span>tonly -i apache -d "*.<text:span text:style-name="T52">h</text:span><text:span text:style-name="T53">omemanager.es</text:span>" -d <text:span text:style-name="T52">h</text:span><text:span text:style-name="T53">omemanager.es</text:span><text:span text:style-name="T1"> </text:span>--server ht<text:span text:style-name="T6">t</text:span>p<text:span text:style-name="T4">s</text:span>://acme-v02.api.letsencrypt.org/directory --manual --preferred-challenges dns</text:p>
      <text:p text:style-name="P67"/>
      <text:p text:style-name="P26">sudo certbot ce<text:span text:style-name="T4">r</text:span>tonly -i apache -d "*.<text:span text:style-name="T54">s</text:span><text:span text:style-name="T55">marthome.red</text:span>" -d <text:span text:style-name="T145">s</text:span><text:span text:style-name="T146">marthome.red</text:span><text:span text:style-name="T143"> </text:span>--server ht<text:span text:style-name="T6">t</text:span>p<text:span text:style-name="T4">s</text:span>://acme-v02.api.letsencrypt.org/directory --manual --preferred-challenges dns</text:p>
      <text:p text:style-name="P27"/>
      <text:p text:style-name="P28">sudo certbot ce<text:span text:style-name="T4">r</text:span>tonly -i apache -d "*.<text:span text:style-name="T56">t</text:span><text:span text:style-name="T57">ecnologiasit.org</text:span>" -d <text:span text:style-name="T147">t</text:span><text:span text:style-name="T148">ecnologiasit.org</text:span><text:span text:style-name="T143"> </text:span>--server ht<text:span text:style-name="T6">t</text:span>p<text:span text:style-name="T4">s</text:span>://acme-v02.api.letsencrypt.org/directory --manual --preferred-challenges dns</text:p>
      <text:p text:style-name="P28"/>
      <text:p text:style-name="P75"><text:span text:style-name="T91">sudo certbot ce</text:span><text:span text:style-name="T92">r</text:span><text:span text:style-name="T91">tonly -i apache -d "*.</text:span><text:span text:style-name="T95">merino</text:span><text:a xlink:type="simple" xlink:href="http://www.ekaitzapeluqueros.com/" text:style-name="Internet_20_link" text:visited-style-name="Visited_20_Internet_20_Link"><text:span text:style-name="T96">peluqueros.com</text:span></text:a><text:span text:style-name="T91">" -d </text:span><text:span text:style-name="T95">merino</text:span><text:a xlink:type="simple" xlink:href="http://www.ekaitzapeluqueros.com/" text:style-name="Internet_20_link" text:visited-style-name="Visited_20_Internet_20_Link"><text:span text:style-name="T96">peluqueros.com</text:span></text:a><text:span text:style-name="T93"> </text:span><text:span text:style-name="T91">--server ht</text:span><text:span text:style-name="T94">t</text:span><text:span text:style-name="T91">p</text:span><text:span text:style-name="T92">s</text:span><text:span text:style-name="T91">://acme-v02.api.letsencrypt.org/directory --manual --preferred-challenges dns</text:span></text:p>
      <text:p text:style-name="P76"><text:span text:style-name="T105"/></text:p>
      <text:p text:style-name="P76"><text:span text:style-name="T105"/></text:p>
      <text:p text:style-name="P49"><text:span text:style-name="T104"/></text:p>
      <text:p text:style-name="P41"><text:span text:style-name="T104">P</text:span><text:span text:style-name="T98">ara renovar el de ardal:</text:span></text:p>
      <text:p text:style-name="P31"/>
      <text:p text:style-name="P18"><text:span text:style-name="T39">ssh -p </text:span><text:span text:style-name="T40">3</text:span><text:span text:style-name="T41">0</text:span><text:span text:style-name="T39"> </text:span><text:a xlink:type="simple" xlink:href="mailto:soa@ip" text:style-name="Internet_20_link" text:visited-style-name="Visited_20_Internet_20_Link"><text:span text:style-name="T134">soa@</text:span></text:a><text:span text:style-name="T43">89.7.222.196</text:span><text:span text:style-name="T39"> <text:tab/></text:span><text:span text:style-name="T42">o <text:tab/></text:span><text:span text:style-name="T39">ssh -p </text:span><text:span text:style-name="T42">203</text:span><text:span text:style-name="T40">3</text:span><text:span text:style-name="T41">0</text:span><text:span text:style-name="T39"> </text:span><text:a xlink:type="simple" xlink:href="mailto:soa@ip" text:style-name="Internet_20_link" text:visited-style-name="Visited_20_Internet_20_Link"><text:span text:style-name="T119">soa@</text:span></text:a><text:span text:style-name="T43">89.7.222.196</text:span></text:p>
      <text:p text:style-name="P78"/>
      <text:p text:style-name="P78"><text:span text:style-name="T105">sudo certbot ce</text:span><text:span text:style-name="T106">r</text:span><text:span text:style-name="T105">tonly -i apache -d "*.</text:span><text:span text:style-name="T107">espacionaturalelardal.com</text:span><text:span text:style-name="T105">" -d </text:span><text:span text:style-name="T107">espacionaturalelardal.com </text:span><text:span text:style-name="T105">--server ht</text:span><text:span text:style-name="T108">t</text:span><text:span text:style-name="T105">p</text:span><text:span text:style-name="T106">s</text:span><text:span text:style-name="T105">://acme-v02.api.letsencrypt.org/directory --manual --preferred-challenges dns</text:span></text:p>
      <text:p text:style-name="P78"><text:span text:style-name="T105"/></text:p>
      <text:p text:style-name="P74"><text:span text:style-name="T105"/></text:p>
      <text:p text:style-name="P75"><text:span text:style-name="T105">P</text:span><text:span text:style-name="T97">ara copiar certificados generados en la 194 a otro servidor</text:span></text:p>
      <text:p text:style-name="P92">copiar <text:span text:style-name="T156">la </text:span>carpeta <text:span text:style-name="T156">del certificado </text:span><text:span text:style-name="T159">generado </text:span>en /etc/letsencryps/archive/ <text:span text:style-name="T156">del servidor </text:span><text:span text:style-name="T157">donde lo queremos copiar</text:span></text:p>
      <text:p text:style-name="P79"/>
      <text:p text:style-name="P4"><text:span text:style-name="T157">Ej: </text:span><text:span text:style-name="T158">sudo <text:s/></text:span>scp <text:span text:style-name="T110">-r</text:span> <text:span text:style-name="T110">-P</text:span> <text:span text:style-name="T112">20331 </text:span>/etc/letsencrypt/archive/carpeta_con_nombre_generado_cerbot soa@89.7.222.19<text:span text:style-name="T157">5</text:span>: /home/soa/ruta_donde_copiar</text:p>
      <text:p text:style-name="P4"/>
      <text:p text:style-name="P14"><text:span text:style-name="T59">Ej: </text:span><text:span text:style-name="T142">sudo scp -r -P 20330 ../hometech.red-0002/ </text:span><text:a xlink:type="simple" xlink:href="mailto:soa@89.7.222.195" text:style-name="Internet_20_link" text:visited-style-name="Visited_20_Internet_20_Link"><text:span text:style-name="T142">soa@89.7.222.195</text:span></text:a><text:span text:style-name="T142">:/home/soa/</text:span></text:p>
      <text:p text:style-name="P9"><text:span text:style-name="T90">Ej: </text:span><text:span text:style-name="T82">sudo scp -r -P 20330 ../hometech.red-0002/ </text:span><text:a xlink:type="simple" xlink:href="mailto:soa@89.7.222.196" text:style-name="Internet_20_link" text:visited-style-name="Visited_20_Internet_20_Link"><text:span text:style-name="T82">soa@89.7.222.19</text:span></text:a><text:a xlink:type="simple" xlink:href="mailto:soa@89.7.222.196" text:style-name="Internet_20_link" text:visited-style-name="Visited_20_Internet_20_Link"><text:span text:style-name="T83">6</text:span></text:a><text:span text:style-name="T82">:/home/soa/</text:span></text:p>
      <text:p text:style-name="P14"><text:span text:style-name="T140">Ej: </text:span><text:span text:style-name="T141">sudo scp -r -P 20330 uniquehome.es-0001/* </text:span><text:a xlink:type="simple" xlink:href="mailto:soa@192.168.42.1" text:style-name="Internet_20_link" text:visited-style-name="Visited_20_Internet_20_Link"><text:span text:style-name="T141">soa@192.168.42.1</text:span></text:a><text:span text:style-name="T141">:/home/soa/</text:span></text:p>
      <text:p text:style-name="P5"><text:span text:style-name="T154">Ej: </text:span>sudo scp -r /etc/letsencrypt/archive/uniquehome.es-0001/ soa@192.168.1.30:/home/soa/</text:p>
      <text:p text:style-name="P3"/>
      <text:p text:style-name="P3"/>
      <text:p text:style-name="P3"/>
      <text:p text:style-name="P3">Nota los archivos tienen que tener permiso 644 y el directorio 755 para que se puedan copiar</text:p>
      <text:p text:style-name="P3"><text:soft-page-break/>chmod 644 -R carpeta_con_nombre_generado_cerbot</text:p>
      <text:p text:style-name="P3">chmod 755 carpeta_con_nombre_generado_cerbot</text:p>
      <text:p text:style-name="P3"/>
      <text:p text:style-name="P87"/>
      <text:p text:style-name="P88"><text:span text:style-name="T156">Para copiar: </text:span></text:p>
      <text:p text:style-name="P90"><text:span text:style-name="T156">E</text:span>j: scp -r -P 20331 /home/soa/git/esther/archive/carpeta_con_nombre_generado_cerbot soa@89.7.222.195:/etc/letsencrypt/</text:p>
      <text:p text:style-name="P86">si no deja copiarla directamente en esa ruta copiarla en /home/soa y desde ahi moverla</text:p>
      <text:p text:style-name="P87"><text:tab/>scp -r -P 20331 /home/soa/git/esther/archive/carpeta_con_nombre_generado_cerbot <text:tab/>soa@89.7.222.195:/home/soa/</text:p>
      <text:p text:style-name="P87"><text:tab/>ssh -p 20331 soa@89.7.222.195</text:p>
      <text:p text:style-name="P87"><text:tab/>sudo mv carpeta_con_nombre_generado_cerbot /etc/letsencrypt/archive/</text:p>
      <text:p text:style-name="P87"/>
      <text:p text:style-name="P87">Irnos a la carpeta /etc/letsencryps/live/</text:p>
      <text:p text:style-name="P7"><text:span text:style-name="T114">sudo</text:span> <text:span text:style-name="T114">cd</text:span> /etc/letsencrypt/live</text:p>
      <text:p text:style-name="P86">Crear una capeta con nombre carpeta_con_nombre_generado <text:span text:style-name="T157">(normalmente no hace falta por que ya existe) y en ella copiar los certificados (archive, live,..)</text:span></text:p>
      <text:p text:style-name="P7"><text:span text:style-name="T114">mkdir</text:span> carpeta_con_nombre_generado</text:p>
      <text:p text:style-name="P86">Crear un archivo simbólico por cada archivo los archivos que corresponda Ej:</text:p>
      <text:p text:style-name="P87">ln -s ../../archive/carpeta_con_nombre_generado/cert1.pem cert.pem</text:p>
      <text:p text:style-name="P87">ln -s ../../archive/carpeta_con_nombre_generado/chain1.pem chain.pem</text:p>
      <text:p text:style-name="P87">ln -s ../../archive/carpeta_con_nombre_generado/fullchain1.pem fullchain.pem</text:p>
      <text:p text:style-name="P87">ln -s ../../archive/carpeta_con_nombre_generado/privkey1.pem privkey.pem</text:p>
      <text:p text:style-name="P87"/>
      <text:p text:style-name="P87">Para visualizar un certificado:</text:p>
      <text:p text:style-name="P8"><text:span text:style-name="T114">openssl</text:span> x509 <text:span text:style-name="T110">-in</text:span> cert.pem <text:span text:style-name="T110">-text</text:span> <text:span text:style-name="T110">-noout</text:span></text:p>
      <text:p text:style-name="P96"><text:line-break/></text:p>
      <text:p text:style-name="P37"/>
      <text:p text:style-name="P81"/>
      <text:p text:style-name="P51"/>
      <text:p text:style-name="P52"/>
      <text:p text:style-name="P52"/>
      <text:p text:style-name="P52"/>
      <text:p text:style-name="P52"/>
      <text:p text:style-name="P38"><text:span text:style-name="T21"/></text:p>
      <text:p text:style-name="P39"><text:span text:style-name="T21">OPCION 2</text:span></text:p>
      <text:p text:style-name="P59"/>
      <text:p text:style-name="P62">En algunas ocasiones, en lugar de los pasos anteriores hay que hacer:</text:p>
      <text:p text:style-name="P72"/>
      <text:p text:style-name="P33"><text:span text:style-name="T44">ssh -p </text:span><text:span text:style-name="T45">20331</text:span><text:span text:style-name="T44"> </text:span><text:a xlink:type="simple" xlink:href="mailto:soa@ip" text:style-name="Internet_20_link" text:visited-style-name="Visited_20_Internet_20_Link"><text:span text:style-name="T132">soa@</text:span></text:a><text:span text:style-name="T46">89.7.2</text:span><text:span text:style-name="T47">2</text:span><text:span text:style-name="T46">2.194</text:span><text:span text:style-name="T44"> <text:tab/></text:span></text:p>
      <text:p text:style-name="P25"/>
      <text:p text:style-name="P72">sudo certbot certonly</text:p>
      <text:p text:style-name="P72"/>
      <text:p text:style-name="P62">Aparecerá:</text:p>
      <text:p text:style-name="P62">How would you like to authenticate with the ACME CA?</text:p>
      <text:p text:style-name="P62">- - - - - - - - - - - - - - - - - - - - - - - - - - - - - - - - - - - - - - - -</text:p>
      <text:p text:style-name="P62">1: Apache Web Server plugin (apache)</text:p>
      <text:p text:style-name="P62">2: Spin up a temporary webserver (standalone)</text:p>
      <text:p text:style-name="P62">3: Place files in webroot directory (webroot)</text:p>
      <text:p text:style-name="P62">- - - - - - - - - - - - - - - - - - - - - - - - - - - - - - - - - - - - - - - -</text:p>
      <text:p text:style-name="P62">Select the appropriate number [1-3] then [enter] (press 'c' to cancel): </text:p>
      <text:p text:style-name="P62"/>
      <text:p text:style-name="P72">Pulsar opcion 1:</text:p>
      <text:p text:style-name="P62">Plugins selected: Authenticator apache, Installer None</text:p>
      <text:p text:style-name="P62">Starting new HTTPS connection (1): acme-v02.api.letsencrypt.org</text:p>
      <text:p text:style-name="P62">Please enter in your domain name(s) (comma and/or space separated) <text:s/>(Enter 'c'</text:p>
      <text:p text:style-name="P72">to cancel): <text:s/>(Poner <text:span text:style-name="T109">los que corresponda separados por un espacio</text:span>)</text:p>
      <text:p text:style-name="P68"/>
      <text:p text:style-name="P69">En nuestro caso pegar:</text:p>
      <text:p text:style-name="P22"><text:a xlink:type="simple" xlink:href="http://atica.org/" office:target-frame-name="_blank" xlink:show="new" text:style-name="Internet_20_link" text:visited-style-name="Visited_20_Internet_20_Link"><text:span text:style-name="T139">atica.org</text:span></text:a><text:span text:style-name="T69"> </text:span><text:span text:style-name="T70">certified-cards.com </text:span><text:a xlink:type="simple" xlink:href="http://decomadrid.org/" office:target-frame-name="_blank" xlink:show="new" text:style-name="Internet_20_link" text:visited-style-name="Visited_20_Internet_20_Link"><text:span text:style-name="T139">decomadrid.org</text:span></text:a><text:span text:style-name="T69"> </text:span><text:a xlink:type="simple" xlink:href="http://deinsaingenieros.com/" office:target-frame-name="_blank" xlink:show="new" text:style-name="Internet_20_link" text:visited-style-name="Visited_20_Internet_20_Link"><text:span text:style-name="T139">deinsaingenieros.com</text:span></text:a><text:span text:style-name="T69"> hometech.red </text:span><text:a xlink:type="simple" xlink:href="http://mail1.atica.org/" office:target-frame-name="_blank" xlink:show="new" text:style-name="Internet_20_link" text:visited-style-name="Visited_20_Internet_20_Link"><text:span text:style-name="T139">mail1.atica.org</text:span></text:a><text:span text:style-name="T69"> </text:span><text:a xlink:type="simple" xlink:href="http://mail1.decomadrid.org/" office:target-frame-name="_blank" xlink:show="new" text:style-name="Internet_20_link" text:visited-style-name="Visited_20_Internet_20_Link"><text:span text:style-name="T139">mail1.decomadrid.org</text:span></text:a><text:span text:style-name="T69"> </text:span><text:a xlink:type="simple" xlink:href="http://mail1.deinsaingenieros.com/" office:target-frame-name="_blank" xlink:show="new" text:style-name="Internet_20_link" text:visited-style-name="Visited_20_Internet_20_Link"><text:span text:style-name="T139">mail1.deinsaingenieros.com</text:span></text:a><text:span text:style-name="T69"> mail1.hometech.red </text:span><text:a xlink:type="simple" xlink:href="http://mail1.uniquehome.es/" office:target-frame-name="_blank" xlink:show="new" text:style-name="Internet_20_link" text:visited-style-name="Visited_20_Internet_20_Link"><text:span text:style-name="T139">mail1.uniquehome.es</text:span></text:a><text:span text:style-name="T69"> </text:span><text:a xlink:type="simple" xlink:href="http://uniquehometech.es/" office:target-frame-name="_blank" xlink:show="new" text:style-name="Internet_20_link" text:visited-style-name="Visited_20_Internet_20_Link"><text:span text:style-name="T139">uniquehometech.es</text:span></text:a><text:span text:style-name="T69"> </text:span><text:a xlink:type="simple" xlink:href="http://eltallerdelmovimiento.com/" office:target-frame-name="_blank" xlink:show="new" text:style-name="Internet_20_link" text:visited-style-name="Visited_20_Internet_20_Link"><text:span text:style-name="T139">eltallerdelmovimiento.com</text:span></text:a><text:span text:style-name="T69"> </text:span><text:a xlink:type="simple" xlink:href="http://www.atica.org/" office:target-frame-name="_blank" xlink:show="new" text:style-name="Internet_20_link" text:visited-style-name="Visited_20_Internet_20_Link"><text:span text:style-name="T139">www.atica.org</text:span></text:a><text:span text:style-name="T69">  www.certified-cards.com <text:s/></text:span><text:a xlink:type="simple" xlink:href="http://www.decomadrid.org/" office:target-frame-name="_blank" xlink:show="new" text:style-name="Internet_20_link" text:visited-style-name="Visited_20_Internet_20_Link"><text:span text:style-name="T139">www.decomadrid.org</text:span></text:a><text:span text:style-name="T69"> </text:span><text:a xlink:type="simple" xlink:href="http://www.deinsaingenieros.com/" office:target-frame-name="_blank" xlink:show="new" text:style-name="Internet_20_link" text:visited-style-name="Visited_20_Internet_20_Link"><text:span text:style-name="T139">www.deinsaingenieros.com</text:span></text:a><text:span text:style-name="T69"> </text:span><text:a xlink:type="simple" xlink:href="http://www.hometech.red/" office:target-frame-name="_blank" xlink:show="new" text:style-name="Internet_20_link" text:visited-style-name="Visited_20_Internet_20_Link"><text:span text:style-name="T139">www.hometech.red</text:span></text:a><text:span text:style-name="T69"> </text:span><text:a xlink:type="simple" xlink:href="http://www.uniquehometech.es/" office:target-frame-name="_blank" xlink:show="new" text:style-name="Internet_20_link" text:visited-style-name="Visited_20_Internet_20_Link"><text:span text:style-name="T139">www.uniquehometech.es</text:span></text:a><text:span text:style-name="T69"> </text:span><text:a xlink:type="simple" xlink:href="http://www.eltallerdelmovimiento.com/" office:target-frame-name="_blank" xlink:show="new" text:style-name="Internet_20_link" text:visited-style-name="Visited_20_Internet_20_Link"><text:span text:style-name="T139">www.eltallerdelmovimiento.com</text:span></text:a></text:p>
      <text:p text:style-name="P62"/>
      <text:p text:style-name="P40"><text:span text:style-name="T20">Y aparecerá:</text:span></text:p>
      <text:p text:style-name="P62"/>
      <text:p text:style-name="P62">Obtaining a new certificate</text:p>
      <text:p text:style-name="P62">Performing the following challenges:</text:p>
      <text:p text:style-name="P62">http-01 challenge for descargas.uniquehome.es</text:p>
      <text:p text:style-name="P62">Waiting for verification...</text:p>
      <text:p text:style-name="P62">Cleaning up challenges</text:p>
      <text:p text:style-name="P62"/>
      <text:p text:style-name="P62">IMPORTANT NOTES:</text:p>
      <text:p text:style-name="P62"><text:s/>- Congratulations! Your certificate and chain have been saved at:</text:p>
      <text:p text:style-name="P62"><text:s text:c="3"/>/etc/letsencrypt/live/descargas.uniquehome.es/fullchain.pem</text:p>
      <text:p text:style-name="P62"><text:s text:c="3"/>Your key file has been saved at:</text:p>
      <text:p text:style-name="P62"><text:s text:c="3"/>/etc/letsencrypt/live/descargas.uniquehome.es/privkey.pem</text:p>
      <text:p text:style-name="P62"><text:s text:c="3"/>Your cert will expire on 2020-01-22. To obtain a new or tweaked</text:p>
      <text:p text:style-name="P62"><text:s text:c="3"/>version of this certificate in the future, simply run certbot</text:p>
      <text:p text:style-name="P62"><text:s text:c="3"/>again. To non-interactively renew *all* of your certificates, run</text:p>
      <text:p text:style-name="P62"><text:s text:c="3"/>"certbot renew"</text:p>
      <text:p text:style-name="P62"><text:s/>- If you like Certbot, please consider supporting our work by:</text:p>
      <text:p text:style-name="P62"/>
      <text:p text:style-name="P62"><text:s text:c="3"/>Donating to ISRG / Let's Encrypt: <text:s text:c="2"/>https://letsencrypt.org/donate</text:p>
      <text:p text:style-name="P19"><text:span text:style-name="T119"><text:s text:c="3"/>Donating to EFF: <text:s text:c="19"/></text:span><text:a xlink:type="simple" xlink:href="https://eff.org/donate-le" text:style-name="Internet_20_link" text:visited-style-name="Visited_20_Internet_20_Link"><text:span text:style-name="T119">https://eff.org/donate-le</text:span></text:a></text:p>
      <text:p text:style-name="P62"/>
      <text:p text:style-name="P62"/>
      <text:p text:style-name="P65"/>
      <text:p text:style-name="P50">Reiniciar apache.</text:p>
      <text:p text:style-name="P63"/>
      <text:h text:style-name="P2" text:outline-level="3"><text:span text:style-name="Strong_20_Emphasis"><text:span text:style-name="T67">Modificar para los correos: </text:span></text:span><text:span text:style-name="Strong_20_Emphasis"><text:span text:style-name="T63">(Normalmente no hay que hacer nada por que siempre se genera en la misma ruta)</text:span></text:span></text:h>
      <text:p text:style-name="P93"><text:span text:style-name="T27"/></text:p>
      <text:p text:style-name="P93"><text:span text:style-name="T27">Para que el correo coja los certificados:</text:span></text:p>
      <text:p text:style-name="P7"><text:span text:style-name="T114">sudo</text:span> <text:span text:style-name="T114">su</text:span></text:p>
      <text:p text:style-name="P6"><text:span text:style-name="T114">cd</text:span> /etc/dovecot/conf.d</text:p>
      <text:p text:style-name="P6">modificar el archivo <text:span text:style-name="T112">10</text:span><text:span text:style-name="T110">-ssl</text:span>.conf</text:p>
      <text:p text:style-name="P10"><text:span text:style-name="T155">modificar en ese archivo en ssl el nombre por el nombre de la carpeta que hemos copiado anteriormente carpeta_con_nombre_generado_cerbot</text:span></text:p>
      <text:p text:style-name="P6">Ejemplo:</text:p>
      <text:p text:style-name="P13">#ssl_cert = &lt;/etc/ssl/certs/dovecot.pem</text:p>
      <text:p text:style-name="P6">ssl_cert <text:span text:style-name="T115">=</text:span> &lt;/etc/letsencrypt/live/business-card.es-0001/cert.pem</text:p>
      <text:p text:style-name="P13">#ssl_key = &lt;/etc/ssl/private/dovecot.pem</text:p>
      <text:p text:style-name="P6">ssl_key <text:span text:style-name="T115">=</text:span> &lt;/etc/letsencrypt/live/business-card.es-0001/privkey.pem</text:p>
      <text:p text:style-name="P86">Modificar el archivo main.cf </text:p>
      <text:p text:style-name="P7"><text:span text:style-name="T114">cd</text:span> /etc/postfix en main.cf</text:p>
      <text:p text:style-name="P6">nano main.cf</text:p>
      <text:p text:style-name="P6">y modificar las lineas:</text:p>
      <text:p text:style-name="P13">#smtpd_tls_cert_file=/etc/ssl/certs/dovecot.pem</text:p>
      <text:p text:style-name="P6"><text:span text:style-name="T117">smtpd_tls_cert_file</text:span><text:span text:style-name="T115">=</text:span>/etc/letsencrypt/live/business-card.es-0001/cert.pem</text:p>
      <text:p text:style-name="P13">#smtpd_tls_key_file=/etc/ssl/private/dovecot.pem</text:p>
      <text:p text:style-name="P10"><text:span text:style-name="T118">smtpd_tls_key_file</text:span><text:span text:style-name="T116">=</text:span><text:span text:style-name="T155">/etc/letsencrypt/live/business-card.es-0001/privkey.pem</text:span></text:p>
      <text:p text:style-name="P6"><text:soft-page-break/>en smtpd_ cambiar la ruta por el nombre de la carpeta que hemos copiado</text:p>
      <text:p text:style-name="P86">Reiniciar los servicios para que cojan los cambios</text:p>
      <text:p text:style-name="P7"><text:span text:style-name="T114">sudo</text:span> /etc/init.d/dovecot <text:span text:style-name="T114">restart</text:span></text:p>
      <text:p text:style-name="P6"><text:span text:style-name="T114">sudo</text:span> /etc/init.d/postfix <text:span text:style-name="T114">restart</text:span></text:p>
      <text:p text:style-name="P86"/>
      <text:p text:style-name="P63"/>
      <text:h text:style-name="P1" text:outline-level="1">Comprobar fecha renovaci<text:span text:style-name="T150">ó</text:span>n certificados</text:h>
      <text:list xml:id="list571118646" text:style-name="L4">
        <text:list-item>
          <text:p text:style-name="P94">Para los certificados de las web: poner en google la dirección que corresponda con https, pulsar en el candado -&gt; certificado</text:p>
        </text:list-item>
        <text:list-item>
          <text:p text:style-name="P94">Para los certificados del correo: </text:p>
          <text:list>
            <text:list-header>
              <text:p text:style-name="P94"/>
            </text:list-header>
            <text:list-item>
              <text:p text:style-name="P94">Mirar en el servidor: ssh -p 20331 soa@89.7.222.194 el archivo /etc/dovect/conf.d para ver que certificado es el que le corresponde. </text:p>
            </text:list-item>
            <text:list-item>
              <text:p text:style-name="P94">Irnos al certificado que corresponda por ejemplo /etc/letsencryp/archive/business-card-0001/</text:p>
            </text:list-item>
            <text:list-item>
              <text:p text:style-name="P94">ejecutar el comando con el nombre del cerificado que corresponda, para que nos muestre la fecha</text:p>
              <text:p text:style-name="P15"><text:span text:style-name="T114">openssl</text:span> x509 <text:span text:style-name="T110">-in</text:span> cert.pem <text:span text:style-name="T110">-text</text:span> <text:span text:style-name="T110">-noout</text:span></text:p>
            </text:list-item>
            <text:list-item>
              <text:p text:style-name="P89">Si no corresponde la fecha, copiar del servidor donde se genera el certificado ej: ssh -p 30 soa@89.7.222.194 y copiar la carpeta /etc/letsencryp/certificado_x y luego generar los enlaces en etc/letsencryp/live/ </text:p>
              <text:p text:style-name="P95"/>
            </text:list-item>
          </text:list>
        </text:list-item>
      </text:list>
      <text:p text:style-name="P63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  <style:font-face style:name="apple-system" svg:font-family="apple-system, BlinkMacSystemFont, 'Segoe UI', Roboto, 'Noto Sans', Ubuntu, 'Droid Sans', 'Helvetica Neue', sans-serif"/>
    <style:font-face style:name="var monospace" svg:font-family="'var 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1:05:19.790780872</meta:creation-date>
    <dc:date>2024-03-14T13:15:26.210220795</dc:date>
    <meta:editing-duration>PT1H11M13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8" meta:paragraph-count="139" meta:word-count="1358" meta:character-count="10801" meta:non-whitespace-character-count="9552"/>
  </office:meta>
</office:document-meta>
</file>